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69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82.06pt"/>
    </style:style>
    <style:style style:name="co6" style:family="table-column">
      <style:table-column-properties fo:break-before="auto" style:column-width="86.71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sk3_3" table:style-name="ta1">
        <table:shapes>
          <draw:frame draw:z-index="0" draw:style-name="gr1" draw:text-style-name="P1" svg:width="453.51pt" svg:height="255.09pt" svg:x="2.83pt" svg:y="41.24pt">
            <draw:object draw:notify-on-update-of-ranges="task3_3.A1:task3_3.A1 task3_3.B1:task3_3.FS1 task3_3.A2:task3_3.A2 task3_3.B2:task3_3.FS2 task3_3.A1:task3_3.A1 task3_3.B1:task3_3.FS1 task3_3.A3:task3_3.A3 task3_3.B3:task3_3.FS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9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6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3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11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3" table:number-columns-repeated="5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IT X[L]</text:p>
          </table:table-cell>
          <table:table-cell office:value-type="float" office:value="69" calcext:value-type="float">
            <text:p>69</text:p>
          </table:table-cell>
          <table:table-cell office:value-type="float" office:value="214" calcext:value-type="float">
            <text:p>214</text:p>
          </table:table-cell>
          <table:table-cell office:value-type="float" office:value="288" calcext:value-type="float">
            <text:p>288</text:p>
          </table:table-cell>
          <table:table-cell office:value-type="float" office:value="426" calcext:value-type="float">
            <text:p>426</text:p>
          </table:table-cell>
          <table:table-cell office:value-type="float" office:value="440" calcext:value-type="float">
            <text:p>440</text:p>
          </table:table-cell>
          <table:table-cell office:value-type="float" office:value="465" calcext:value-type="float">
            <text:p>465</text:p>
          </table:table-cell>
          <table:table-cell office:value-type="float" office:value="531" calcext:value-type="float">
            <text:p>531</text:p>
          </table:table-cell>
          <table:table-cell office:value-type="float" office:value="596" calcext:value-type="float">
            <text:p>596</text:p>
          </table:table-cell>
          <table:table-cell office:value-type="float" office:value="603" calcext:value-type="float">
            <text:p>603</text:p>
          </table:table-cell>
          <table:table-cell office:value-type="float" office:value="605" calcext:value-type="float">
            <text:p>605</text:p>
          </table:table-cell>
          <table:table-cell office:value-type="float" office:value="665" calcext:value-type="float">
            <text:p>665</text:p>
          </table:table-cell>
          <table:table-cell office:value-type="float" office:value="667" calcext:value-type="float">
            <text:p>667</text:p>
          </table:table-cell>
          <table:table-cell office:value-type="float" office:value="670" calcext:value-type="float">
            <text:p>670</text:p>
          </table:table-cell>
          <table:table-cell office:value-type="float" office:value="684" calcext:value-type="float">
            <text:p>684</text:p>
          </table:table-cell>
          <table:table-cell office:value-type="float" office:value="781" calcext:value-type="float">
            <text:p>781</text:p>
          </table:table-cell>
          <table:table-cell office:value-type="float" office:value="792" calcext:value-type="float">
            <text:p>792</text:p>
          </table:table-cell>
          <table:table-cell office:value-type="float" office:value="821" calcext:value-type="float">
            <text:p>821</text:p>
          </table:table-cell>
          <table:table-cell office:value-type="float" office:value="825" calcext:value-type="float">
            <text:p>825</text:p>
          </table:table-cell>
          <table:table-cell office:value-type="float" office:value="830" calcext:value-type="float">
            <text:p>830</text:p>
          </table:table-cell>
          <table:table-cell office:value-type="float" office:value="841" calcext:value-type="float">
            <text:p>841</text:p>
          </table:table-cell>
          <table:table-cell table:number-columns-repeated="2" office:value-type="float" office:value="847" calcext:value-type="float">
            <text:p>847</text:p>
          </table:table-cell>
          <table:table-cell office:value-type="float" office:value="865" calcext:value-type="float">
            <text:p>865</text:p>
          </table:table-cell>
          <table:table-cell office:value-type="float" office:value="870" calcext:value-type="float">
            <text:p>870</text:p>
          </table:table-cell>
          <table:table-cell office:value-type="float" office:value="882" calcext:value-type="float">
            <text:p>882</text:p>
          </table:table-cell>
          <table:table-cell office:value-type="float" office:value="892" calcext:value-type="float">
            <text:p>892</text:p>
          </table:table-cell>
          <table:table-cell office:value-type="float" office:value="909" calcext:value-type="float">
            <text:p>909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943" calcext:value-type="float">
            <text:p>943</text:p>
          </table:table-cell>
          <table:table-cell office:value-type="float" office:value="955" calcext:value-type="float">
            <text:p>955</text:p>
          </table:table-cell>
          <table:table-cell office:value-type="float" office:value="971" calcext:value-type="float">
            <text:p>971</text:p>
          </table:table-cell>
          <table:table-cell office:value-type="float" office:value="984" calcext:value-type="float">
            <text:p>984</text:p>
          </table:table-cell>
          <table:table-cell office:value-type="float" office:value="993" calcext:value-type="float">
            <text:p>993</text:p>
          </table:table-cell>
          <table:table-cell office:value-type="float" office:value="1000" calcext:value-type="float">
            <text:p>1000</text:p>
          </table:table-cell>
          <table:table-cell office:value-type="float" office:value="1003" calcext:value-type="float">
            <text:p>1003</text:p>
          </table:table-cell>
          <table:table-cell office:value-type="float" office:value="1004" calcext:value-type="float">
            <text:p>1004</text:p>
          </table:table-cell>
          <table:table-cell office:value-type="float" office:value="1013" calcext:value-type="float">
            <text:p>1013</text:p>
          </table:table-cell>
          <table:table-cell office:value-type="float" office:value="1017" calcext:value-type="float">
            <text:p>1017</text:p>
          </table:table-cell>
          <table:table-cell office:value-type="float" office:value="1026" calcext:value-type="float">
            <text:p>1026</text:p>
          </table:table-cell>
          <table:table-cell office:value-type="float" office:value="1030" calcext:value-type="float">
            <text:p>1030</text:p>
          </table:table-cell>
          <table:table-cell office:value-type="float" office:value="1038" calcext:value-type="float">
            <text:p>1038</text:p>
          </table:table-cell>
          <table:table-cell office:value-type="float" office:value="1045" calcext:value-type="float">
            <text:p>1045</text:p>
          </table:table-cell>
          <table:table-cell office:value-type="float" office:value="1051" calcext:value-type="float">
            <text:p>1051</text:p>
          </table:table-cell>
          <table:table-cell office:value-type="float" office:value="1053" calcext:value-type="float">
            <text:p>1053</text:p>
          </table:table-cell>
          <table:table-cell office:value-type="float" office:value="1067" calcext:value-type="float">
            <text:p>1067</text:p>
          </table:table-cell>
          <table:table-cell table:number-columns-repeated="2" office:value-type="float" office:value="1085" calcext:value-type="float">
            <text:p>1085</text:p>
          </table:table-cell>
          <table:table-cell office:value-type="float" office:value="1088" calcext:value-type="float">
            <text:p>1088</text:p>
          </table:table-cell>
          <table:table-cell office:value-type="float" office:value="1091" calcext:value-type="float">
            <text:p>1091</text:p>
          </table:table-cell>
          <table:table-cell table:number-columns-repeated="2" office:value-type="float" office:value="1095" calcext:value-type="float">
            <text:p>1095</text:p>
          </table:table-cell>
          <table:table-cell table:number-columns-repeated="2" office:value-type="float" office:value="1115" calcext:value-type="float">
            <text:p>1115</text:p>
          </table:table-cell>
          <table:table-cell office:value-type="float" office:value="1119" calcext:value-type="float">
            <text:p>1119</text:p>
          </table:table-cell>
          <table:table-cell office:value-type="float" office:value="1133" calcext:value-type="float">
            <text:p>1133</text:p>
          </table:table-cell>
          <table:table-cell office:value-type="float" office:value="1136" calcext:value-type="float">
            <text:p>1136</text:p>
          </table:table-cell>
          <table:table-cell office:value-type="float" office:value="1159" calcext:value-type="float">
            <text:p>1159</text:p>
          </table:table-cell>
          <table:table-cell office:value-type="float" office:value="1161" calcext:value-type="float">
            <text:p>1161</text:p>
          </table:table-cell>
          <table:table-cell office:value-type="float" office:value="1164" calcext:value-type="float">
            <text:p>1164</text:p>
          </table:table-cell>
          <table:table-cell office:value-type="float" office:value="1173" calcext:value-type="float">
            <text:p>1173</text:p>
          </table:table-cell>
          <table:table-cell office:value-type="float" office:value="1176" calcext:value-type="float">
            <text:p>1176</text:p>
          </table:table-cell>
          <table:table-cell office:value-type="float" office:value="1193" calcext:value-type="float">
            <text:p>1193</text:p>
          </table:table-cell>
          <table:table-cell office:value-type="float" office:value="1196" calcext:value-type="float">
            <text:p>1196</text:p>
          </table:table-cell>
          <table:table-cell table:number-columns-repeated="2" office:value-type="float" office:value="1204" calcext:value-type="float">
            <text:p>1204</text:p>
          </table:table-cell>
          <table:table-cell office:value-type="float" office:value="1209" calcext:value-type="float">
            <text:p>1209</text:p>
          </table:table-cell>
          <table:table-cell office:value-type="float" office:value="1219" calcext:value-type="float">
            <text:p>1219</text:p>
          </table:table-cell>
          <table:table-cell office:value-type="float" office:value="1223" calcext:value-type="float">
            <text:p>1223</text:p>
          </table:table-cell>
          <table:table-cell office:value-type="float" office:value="1229" calcext:value-type="float">
            <text:p>1229</text:p>
          </table:table-cell>
          <table:table-cell office:value-type="float" office:value="1238" calcext:value-type="float">
            <text:p>1238</text:p>
          </table:table-cell>
          <table:table-cell office:value-type="float" office:value="1259" calcext:value-type="float">
            <text:p>1259</text:p>
          </table:table-cell>
          <table:table-cell office:value-type="float" office:value="1267" calcext:value-type="float">
            <text:p>1267</text:p>
          </table:table-cell>
          <table:table-cell office:value-type="float" office:value="1271" calcext:value-type="float">
            <text:p>1271</text:p>
          </table:table-cell>
          <table:table-cell office:value-type="float" office:value="1277" calcext:value-type="float">
            <text:p>1277</text:p>
          </table:table-cell>
          <table:table-cell office:value-type="float" office:value="1279" calcext:value-type="float">
            <text:p>1279</text:p>
          </table:table-cell>
          <table:table-cell office:value-type="float" office:value="1281" calcext:value-type="float">
            <text:p>1281</text:p>
          </table:table-cell>
          <table:table-cell office:value-type="float" office:value="1305" calcext:value-type="float">
            <text:p>1305</text:p>
          </table:table-cell>
          <table:table-cell office:value-type="float" office:value="1309" calcext:value-type="float">
            <text:p>1309</text:p>
          </table:table-cell>
          <table:table-cell office:value-type="float" office:value="1310" calcext:value-type="float">
            <text:p>1310</text:p>
          </table:table-cell>
          <table:table-cell office:value-type="float" office:value="1350" calcext:value-type="float">
            <text:p>1350</text:p>
          </table:table-cell>
          <table:table-cell office:value-type="float" office:value="1357" calcext:value-type="float">
            <text:p>1357</text:p>
          </table:table-cell>
          <table:table-cell office:value-type="float" office:value="1366" calcext:value-type="float">
            <text:p>1366</text:p>
          </table:table-cell>
          <table:table-cell table:number-columns-repeated="2" office:value-type="float" office:value="1367" calcext:value-type="float">
            <text:p>1367</text:p>
          </table:table-cell>
          <table:table-cell office:value-type="float" office:value="1372" calcext:value-type="float">
            <text:p>1372</text:p>
          </table:table-cell>
          <table:table-cell office:value-type="float" office:value="1383" calcext:value-type="float">
            <text:p>1383</text:p>
          </table:table-cell>
          <table:table-cell office:value-type="float" office:value="1394" calcext:value-type="float">
            <text:p>1394</text:p>
          </table:table-cell>
          <table:table-cell office:value-type="float" office:value="1407" calcext:value-type="float">
            <text:p>1407</text:p>
          </table:table-cell>
          <table:table-cell office:value-type="float" office:value="1410" calcext:value-type="float">
            <text:p>1410</text:p>
          </table:table-cell>
          <table:table-cell table:number-columns-repeated="2" office:value-type="float" office:value="1429" calcext:value-type="float">
            <text:p>1429</text:p>
          </table:table-cell>
          <table:table-cell office:value-type="float" office:value="1441" calcext:value-type="float">
            <text:p>1441</text:p>
          </table:table-cell>
          <table:table-cell office:value-type="float" office:value="1442" calcext:value-type="float">
            <text:p>1442</text:p>
          </table:table-cell>
          <table:table-cell table:number-columns-repeated="2" office:value-type="float" office:value="1450" calcext:value-type="float">
            <text:p>1450</text:p>
          </table:table-cell>
          <table:table-cell office:value-type="float" office:value="1454" calcext:value-type="float">
            <text:p>1454</text:p>
          </table:table-cell>
          <table:table-cell office:value-type="float" office:value="1469" calcext:value-type="float">
            <text:p>1469</text:p>
          </table:table-cell>
          <table:table-cell office:value-type="float" office:value="1471" calcext:value-type="float">
            <text:p>1471</text:p>
          </table:table-cell>
          <table:table-cell office:value-type="float" office:value="1508" calcext:value-type="float">
            <text:p>1508</text:p>
          </table:table-cell>
          <table:table-cell office:value-type="float" office:value="1523" calcext:value-type="float">
            <text:p>1523</text:p>
          </table:table-cell>
          <table:table-cell office:value-type="float" office:value="1525" calcext:value-type="float">
            <text:p>1525</text:p>
          </table:table-cell>
          <table:table-cell office:value-type="float" office:value="1531" calcext:value-type="float">
            <text:p>1531</text:p>
          </table:table-cell>
          <table:table-cell office:value-type="float" office:value="1567" calcext:value-type="float">
            <text:p>1567</text:p>
          </table:table-cell>
          <table:table-cell office:value-type="float" office:value="1574" calcext:value-type="float">
            <text:p>1574</text:p>
          </table:table-cell>
          <table:table-cell office:value-type="float" office:value="1583" calcext:value-type="float">
            <text:p>1583</text:p>
          </table:table-cell>
          <table:table-cell office:value-type="float" office:value="1600" calcext:value-type="float">
            <text:p>1600</text:p>
          </table:table-cell>
          <table:table-cell office:value-type="float" office:value="1604" calcext:value-type="float">
            <text:p>1604</text:p>
          </table:table-cell>
          <table:table-cell office:value-type="float" office:value="1612" calcext:value-type="float">
            <text:p>1612</text:p>
          </table:table-cell>
          <table:table-cell office:value-type="float" office:value="1629" calcext:value-type="float">
            <text:p>1629</text:p>
          </table:table-cell>
          <table:table-cell office:value-type="float" office:value="1642" calcext:value-type="float">
            <text:p>1642</text:p>
          </table:table-cell>
          <table:table-cell office:value-type="float" office:value="1644" calcext:value-type="float">
            <text:p>1644</text:p>
          </table:table-cell>
          <table:table-cell office:value-type="float" office:value="1661" calcext:value-type="float">
            <text:p>1661</text:p>
          </table:table-cell>
          <table:table-cell office:value-type="float" office:value="1703" calcext:value-type="float">
            <text:p>1703</text:p>
          </table:table-cell>
          <table:table-cell office:value-type="float" office:value="1714" calcext:value-type="float">
            <text:p>1714</text:p>
          </table:table-cell>
          <table:table-cell office:value-type="float" office:value="1772" calcext:value-type="float">
            <text:p>1772</text:p>
          </table:table-cell>
          <table:table-cell office:value-type="float" office:value="1776" calcext:value-type="float">
            <text:p>1776</text:p>
          </table:table-cell>
          <table:table-cell table:number-columns-repeated="3" office:value-type="float" office:value="1819" calcext:value-type="float">
            <text:p>1819</text:p>
          </table:table-cell>
          <table:table-cell office:value-type="float" office:value="1842" calcext:value-type="float">
            <text:p>1842</text:p>
          </table:table-cell>
          <table:table-cell table:number-columns-repeated="2" office:value-type="float" office:value="1877" calcext:value-type="float">
            <text:p>1877</text:p>
          </table:table-cell>
          <table:table-cell office:value-type="float" office:value="1878" calcext:value-type="float">
            <text:p>1878</text:p>
          </table:table-cell>
          <table:table-cell office:value-type="float" office:value="1881" calcext:value-type="float">
            <text:p>1881</text:p>
          </table:table-cell>
          <table:table-cell office:value-type="float" office:value="1920" calcext:value-type="float">
            <text:p>1920</text:p>
          </table:table-cell>
          <table:table-cell office:value-type="float" office:value="1923" calcext:value-type="float">
            <text:p>1923</text:p>
          </table:table-cell>
          <table:table-cell office:value-type="float" office:value="1955" calcext:value-type="float">
            <text:p>1955</text:p>
          </table:table-cell>
          <table:table-cell office:value-type="float" office:value="1978" calcext:value-type="float">
            <text:p>1978</text:p>
          </table:table-cell>
          <table:table-cell office:value-type="float" office:value="2013" calcext:value-type="float">
            <text:p>2013</text:p>
          </table:table-cell>
          <table:table-cell office:value-type="float" office:value="2022" calcext:value-type="float">
            <text:p>2022</text:p>
          </table:table-cell>
          <table:table-cell office:value-type="float" office:value="2067" calcext:value-type="float">
            <text:p>2067</text:p>
          </table:table-cell>
          <table:table-cell office:value-type="float" office:value="2075" calcext:value-type="float">
            <text:p>2075</text:p>
          </table:table-cell>
          <table:table-cell office:value-type="float" office:value="2129" calcext:value-type="float">
            <text:p>2129</text:p>
          </table:table-cell>
          <table:table-cell office:value-type="float" office:value="2133" calcext:value-type="float">
            <text:p>2133</text:p>
          </table:table-cell>
          <table:table-cell office:value-type="float" office:value="2164" calcext:value-type="float">
            <text:p>2164</text:p>
          </table:table-cell>
          <table:table-cell office:value-type="float" office:value="2165" calcext:value-type="float">
            <text:p>2165</text:p>
          </table:table-cell>
          <table:table-cell office:value-type="float" office:value="2186" calcext:value-type="float">
            <text:p>2186</text:p>
          </table:table-cell>
          <table:table-cell office:value-type="float" office:value="2212" calcext:value-type="float">
            <text:p>2212</text:p>
          </table:table-cell>
          <table:table-cell office:value-type="float" office:value="2227" calcext:value-type="float">
            <text:p>2227</text:p>
          </table:table-cell>
          <table:table-cell office:value-type="float" office:value="2230" calcext:value-type="float">
            <text:p>2230</text:p>
          </table:table-cell>
          <table:table-cell office:value-type="float" office:value="2246" calcext:value-type="float">
            <text:p>2246</text:p>
          </table:table-cell>
          <table:table-cell office:value-type="float" office:value="2254" calcext:value-type="float">
            <text:p>2254</text:p>
          </table:table-cell>
          <table:table-cell office:value-type="float" office:value="2270" calcext:value-type="float">
            <text:p>2270</text:p>
          </table:table-cell>
          <table:table-cell office:value-type="float" office:value="2284" calcext:value-type="float">
            <text:p>2284</text:p>
          </table:table-cell>
          <table:table-cell office:value-type="float" office:value="2307" calcext:value-type="float">
            <text:p>2307</text:p>
          </table:table-cell>
          <table:table-cell office:value-type="float" office:value="2311" calcext:value-type="float">
            <text:p>2311</text:p>
          </table:table-cell>
          <table:table-cell office:value-type="float" office:value="2334" calcext:value-type="float">
            <text:p>2334</text:p>
          </table:table-cell>
          <table:table-cell office:value-type="float" office:value="2365" calcext:value-type="float">
            <text:p>2365</text:p>
          </table:table-cell>
          <table:table-cell office:value-type="float" office:value="2386" calcext:value-type="float">
            <text:p>2386</text:p>
          </table:table-cell>
          <table:table-cell office:value-type="float" office:value="2392" calcext:value-type="float">
            <text:p>2392</text:p>
          </table:table-cell>
          <table:table-cell table:number-columns-repeated="2" office:value-type="float" office:value="2472" calcext:value-type="float">
            <text:p>2472</text:p>
          </table:table-cell>
          <table:table-cell office:value-type="float" office:value="2546" calcext:value-type="float">
            <text:p>2546</text:p>
          </table:table-cell>
          <table:table-cell office:value-type="float" office:value="2555" calcext:value-type="float">
            <text:p>2555</text:p>
          </table:table-cell>
          <table:table-cell office:value-type="float" office:value="2604" calcext:value-type="float">
            <text:p>2604</text:p>
          </table:table-cell>
          <table:table-cell office:value-type="float" office:value="2625" calcext:value-type="float">
            <text:p>2625</text:p>
          </table:table-cell>
          <table:table-cell office:value-type="float" office:value="2631" calcext:value-type="float">
            <text:p>2631</text:p>
          </table:table-cell>
          <table:table-cell office:value-type="float" office:value="2641" calcext:value-type="float">
            <text:p>2641</text:p>
          </table:table-cell>
          <table:table-cell office:value-type="float" office:value="2685" calcext:value-type="float">
            <text:p>2685</text:p>
          </table:table-cell>
          <table:table-cell office:value-type="float" office:value="2688" calcext:value-type="float">
            <text:p>2688</text:p>
          </table:table-cell>
          <table:table-cell office:value-type="float" office:value="2709" calcext:value-type="float">
            <text:p>2709</text:p>
          </table:table-cell>
          <table:table-cell office:value-type="float" office:value="2743" calcext:value-type="float">
            <text:p>2743</text:p>
          </table:table-cell>
          <table:table-cell office:value-type="float" office:value="2831" calcext:value-type="float">
            <text:p>2831</text:p>
          </table:table-cell>
          <table:table-cell office:value-type="float" office:value="2948" calcext:value-type="float">
            <text:p>2948</text:p>
          </table:table-cell>
          <table:table-cell office:value-type="float" office:value="2960" calcext:value-type="float">
            <text:p>2960</text:p>
          </table:table-cell>
          <table:table-cell office:value-type="float" office:value="3101" calcext:value-type="float">
            <text:p>3101</text:p>
          </table:table-cell>
          <table:table-cell office:value-type="float" office:value="3138" calcext:value-type="float">
            <text:p>3138</text:p>
          </table:table-cell>
          <table:table-cell office:value-type="float" office:value="3158" calcext:value-type="float">
            <text:p>3158</text:p>
          </table:table-cell>
          <table:table-cell office:value-type="float" office:value="3226" calcext:value-type="float">
            <text:p>3226</text:p>
          </table:table-cell>
          <table:table-cell office:value-type="float" office:value="3268" calcext:value-type="float">
            <text:p>3268</text:p>
          </table:table-cell>
          <table:table-cell office:value-type="float" office:value="3285" calcext:value-type="float">
            <text:p>3285</text:p>
          </table:table-cell>
          <table:table-cell office:value-type="float" office:value="3332" calcext:value-type="float">
            <text:p>3332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string" calcext:value-type="string">
            <text:p>II X[L]</text:p>
          </table:table-cell>
          <table:table-cell office:value-type="float" office:value="1164" calcext:value-type="float">
            <text:p>1164</text:p>
          </table:table-cell>
          <table:table-cell office:value-type="float" office:value="1209" calcext:value-type="float">
            <text:p>1209</text:p>
          </table:table-cell>
          <table:table-cell office:value-type="float" office:value="1504" calcext:value-type="float">
            <text:p>1504</text:p>
          </table:table-cell>
          <table:table-cell office:value-type="float" office:value="1394" calcext:value-type="float">
            <text:p>1394</text:p>
          </table:table-cell>
          <table:table-cell office:value-type="float" office:value="2113" calcext:value-type="float">
            <text:p>2113</text:p>
          </table:table-cell>
          <table:table-cell office:value-type="float" office:value="2212" calcext:value-type="float">
            <text:p>2212</text:p>
          </table:table-cell>
          <table:table-cell office:value-type="float" office:value="2474" calcext:value-type="float">
            <text:p>2474</text:p>
          </table:table-cell>
          <table:table-cell office:value-type="float" office:value="3275" calcext:value-type="float">
            <text:p>3275</text:p>
          </table:table-cell>
          <table:table-cell office:value-type="float" office:value="2762" calcext:value-type="float">
            <text:p>2762</text:p>
          </table:table-cell>
          <table:table-cell office:value-type="float" office:value="2772" calcext:value-type="float">
            <text:p>2772</text:p>
          </table:table-cell>
          <table:table-cell office:value-type="float" office:value="3550" calcext:value-type="float">
            <text:p>3550</text:p>
          </table:table-cell>
          <table:table-cell office:value-type="float" office:value="3018" calcext:value-type="float">
            <text:p>3018</text:p>
          </table:table-cell>
          <table:table-cell office:value-type="float" office:value="3570" calcext:value-type="float">
            <text:p>3570</text:p>
          </table:table-cell>
          <table:table-cell office:value-type="float" office:value="3089" calcext:value-type="float">
            <text:p>3089</text:p>
          </table:table-cell>
          <table:table-cell office:value-type="float" office:value="3474" calcext:value-type="float">
            <text:p>3474</text:p>
          </table:table-cell>
          <table:table-cell office:value-type="float" office:value="3521" calcext:value-type="float">
            <text:p>3521</text:p>
          </table:table-cell>
          <table:table-cell office:value-type="float" office:value="3636" calcext:value-type="float">
            <text:p>3636</text:p>
          </table:table-cell>
          <table:table-cell office:value-type="float" office:value="2987" calcext:value-type="float">
            <text:p>2987</text:p>
          </table:table-cell>
          <table:table-cell office:value-type="float" office:value="4209" calcext:value-type="float">
            <text:p>4209</text:p>
          </table:table-cell>
          <table:table-cell office:value-type="float" office:value="4252" calcext:value-type="float">
            <text:p>4252</text:p>
          </table:table-cell>
          <table:table-cell office:value-type="float" office:value="3739" calcext:value-type="float">
            <text:p>3739</text:p>
          </table:table-cell>
          <table:table-cell office:value-type="float" office:value="4278" calcext:value-type="float">
            <text:p>4278</text:p>
          </table:table-cell>
          <table:table-cell office:value-type="float" office:value="4349" calcext:value-type="float">
            <text:p>4349</text:p>
          </table:table-cell>
          <table:table-cell office:value-type="float" office:value="4369" calcext:value-type="float">
            <text:p>4369</text:p>
          </table:table-cell>
          <table:table-cell office:value-type="float" office:value="3217" calcext:value-type="float">
            <text:p>3217</text:p>
          </table:table-cell>
          <table:table-cell office:value-type="float" office:value="4458" calcext:value-type="float">
            <text:p>4458</text:p>
          </table:table-cell>
          <table:table-cell office:value-type="float" office:value="3989" calcext:value-type="float">
            <text:p>3989</text:p>
          </table:table-cell>
          <table:table-cell office:value-type="float" office:value="3348" calcext:value-type="float">
            <text:p>3348</text:p>
          </table:table-cell>
          <table:table-cell office:value-type="float" office:value="4663" calcext:value-type="float">
            <text:p>4663</text:p>
          </table:table-cell>
          <table:table-cell office:value-type="float" office:value="3459" calcext:value-type="float">
            <text:p>3459</text:p>
          </table:table-cell>
          <table:table-cell office:value-type="float" office:value="4171" calcext:value-type="float">
            <text:p>4171</text:p>
          </table:table-cell>
          <table:table-cell office:value-type="float" office:value="4235" calcext:value-type="float">
            <text:p>4235</text:p>
          </table:table-cell>
          <table:table-cell office:value-type="float" office:value="4286" calcext:value-type="float">
            <text:p>4286</text:p>
          </table:table-cell>
          <table:table-cell office:value-type="float" office:value="3661" calcext:value-type="float">
            <text:p>3661</text:p>
          </table:table-cell>
          <table:table-cell office:value-type="float" office:value="3689" calcext:value-type="float">
            <text:p>3689</text:p>
          </table:table-cell>
          <table:table-cell office:value-type="float" office:value="4902" calcext:value-type="float">
            <text:p>4902</text:p>
          </table:table-cell>
          <table:table-cell office:value-type="float" office:value="4907" calcext:value-type="float">
            <text:p>4907</text:p>
          </table:table-cell>
          <table:table-cell office:value-type="float" office:value="3654" calcext:value-type="float">
            <text:p>3654</text:p>
          </table:table-cell>
          <table:table-cell office:value-type="float" office:value="4421" calcext:value-type="float">
            <text:p>4421</text:p>
          </table:table-cell>
          <table:table-cell office:value-type="float" office:value="4995" calcext:value-type="float">
            <text:p>4995</text:p>
          </table:table-cell>
          <table:table-cell office:value-type="float" office:value="4344" calcext:value-type="float">
            <text:p>4344</text:p>
          </table:table-cell>
          <table:table-cell office:value-type="float" office:value="3840" calcext:value-type="float">
            <text:p>3840</text:p>
          </table:table-cell>
          <table:table-cell office:value-type="float" office:value="4532" calcext:value-type="float">
            <text:p>4532</text:p>
          </table:table-cell>
          <table:table-cell office:value-type="float" office:value="3891" calcext:value-type="float">
            <text:p>3891</text:p>
          </table:table-cell>
          <table:table-cell office:value-type="float" office:value="9360" calcext:value-type="float">
            <text:p>9360</text:p>
          </table:table-cell>
          <table:table-cell office:value-type="float" office:value="5158" calcext:value-type="float">
            <text:p>5158</text:p>
          </table:table-cell>
          <table:table-cell office:value-type="float" office:value="4029" calcext:value-type="float">
            <text:p>4029</text:p>
          </table:table-cell>
          <table:table-cell office:value-type="float" office:value="4252" calcext:value-type="float">
            <text:p>4252</text:p>
          </table:table-cell>
          <table:table-cell office:value-type="float" office:value="5242" calcext:value-type="float">
            <text:p>5242</text:p>
          </table:table-cell>
          <table:table-cell office:value-type="float" office:value="5252" calcext:value-type="float">
            <text:p>5252</text:p>
          </table:table-cell>
          <table:table-cell office:value-type="float" office:value="3984" calcext:value-type="float">
            <text:p>3984</text:p>
          </table:table-cell>
          <table:table-cell office:value-type="float" office:value="4070" calcext:value-type="float">
            <text:p>4070</text:p>
          </table:table-cell>
          <table:table-cell office:value-type="float" office:value="5350" calcext:value-type="float">
            <text:p>5350</text:p>
          </table:table-cell>
          <table:table-cell office:value-type="float" office:value="4150" calcext:value-type="float">
            <text:p>4150</text:p>
          </table:table-cell>
          <table:table-cell office:value-type="float" office:value="5365" calcext:value-type="float">
            <text:p>5365</text:p>
          </table:table-cell>
          <table:table-cell office:value-type="float" office:value="4885" calcext:value-type="float">
            <text:p>4885</text:p>
          </table:table-cell>
          <table:table-cell office:value-type="float" office:value="4232" calcext:value-type="float">
            <text:p>4232</text:p>
          </table:table-cell>
          <table:table-cell office:value-type="float" office:value="4239" calcext:value-type="float">
            <text:p>4239</text:p>
          </table:table-cell>
          <table:table-cell office:value-type="float" office:value="4333" calcext:value-type="float">
            <text:p>4333</text:p>
          </table:table-cell>
          <table:table-cell office:value-type="float" office:value="4344" calcext:value-type="float">
            <text:p>4344</text:p>
          </table:table-cell>
          <table:table-cell office:value-type="float" office:value="4380" calcext:value-type="float">
            <text:p>4380</text:p>
          </table:table-cell>
          <table:table-cell office:value-type="float" office:value="4309" calcext:value-type="float">
            <text:p>4309</text:p>
          </table:table-cell>
          <table:table-cell office:value-type="float" office:value="4462" calcext:value-type="float">
            <text:p>4462</text:p>
          </table:table-cell>
          <table:table-cell office:value-type="float" office:value="5135" calcext:value-type="float">
            <text:p>5135</text:p>
          </table:table-cell>
          <table:table-cell office:value-type="float" office:value="5704" calcext:value-type="float">
            <text:p>5704</text:p>
          </table:table-cell>
          <table:table-cell office:value-type="float" office:value="4419" calcext:value-type="float">
            <text:p>4419</text:p>
          </table:table-cell>
          <table:table-cell office:value-type="float" office:value="4525" calcext:value-type="float">
            <text:p>4525</text:p>
          </table:table-cell>
          <table:table-cell office:value-type="float" office:value="4563" calcext:value-type="float">
            <text:p>4563</text:p>
          </table:table-cell>
          <table:table-cell office:value-type="float" office:value="4581" calcext:value-type="float">
            <text:p>4581</text:p>
          </table:table-cell>
          <table:table-cell office:value-type="float" office:value="5804" calcext:value-type="float">
            <text:p>5804</text:p>
          </table:table-cell>
          <table:table-cell office:value-type="float" office:value="4556" calcext:value-type="float">
            <text:p>4556</text:p>
          </table:table-cell>
          <table:table-cell office:value-type="float" office:value="4726" calcext:value-type="float">
            <text:p>4726</text:p>
          </table:table-cell>
          <table:table-cell office:value-type="float" office:value="4755" calcext:value-type="float">
            <text:p>4755</text:p>
          </table:table-cell>
          <table:table-cell office:value-type="float" office:value="5434" calcext:value-type="float">
            <text:p>5434</text:p>
          </table:table-cell>
          <table:table-cell office:value-type="float" office:value="4713" calcext:value-type="float">
            <text:p>4713</text:p>
          </table:table-cell>
          <table:table-cell office:value-type="float" office:value="6006" calcext:value-type="float">
            <text:p>6006</text:p>
          </table:table-cell>
          <table:table-cell office:value-type="float" office:value="4811" calcext:value-type="float">
            <text:p>4811</text:p>
          </table:table-cell>
          <table:table-cell office:value-type="float" office:value="4908" calcext:value-type="float">
            <text:p>4908</text:p>
          </table:table-cell>
          <table:table-cell office:value-type="float" office:value="4923" calcext:value-type="float">
            <text:p>4923</text:p>
          </table:table-cell>
          <table:table-cell office:value-type="float" office:value="4927" calcext:value-type="float">
            <text:p>4927</text:p>
          </table:table-cell>
          <table:table-cell office:value-type="float" office:value="5088" calcext:value-type="float">
            <text:p>5088</text:p>
          </table:table-cell>
          <table:table-cell office:value-type="float" office:value="5778" calcext:value-type="float">
            <text:p>5778</text:p>
          </table:table-cell>
          <table:table-cell office:value-type="float" office:value="5154" calcext:value-type="float">
            <text:p>5154</text:p>
          </table:table-cell>
          <table:table-cell office:value-type="float" office:value="6357" calcext:value-type="float">
            <text:p>6357</text:p>
          </table:table-cell>
          <table:table-cell office:value-type="float" office:value="5156" calcext:value-type="float">
            <text:p>5156</text:p>
          </table:table-cell>
          <table:table-cell office:value-type="float" office:value="5178" calcext:value-type="float">
            <text:p>5178</text:p>
          </table:table-cell>
          <table:table-cell office:value-type="float" office:value="5222" calcext:value-type="float">
            <text:p>5222</text:p>
          </table:table-cell>
          <table:table-cell office:value-type="float" office:value="5929" calcext:value-type="float">
            <text:p>5929</text:p>
          </table:table-cell>
          <table:table-cell office:value-type="float" office:value="5318" calcext:value-type="float">
            <text:p>5318</text:p>
          </table:table-cell>
          <table:table-cell office:value-type="float" office:value="5991" calcext:value-type="float">
            <text:p>5991</text:p>
          </table:table-cell>
          <table:table-cell office:value-type="float" office:value="6605" calcext:value-type="float">
            <text:p>6605</text:p>
          </table:table-cell>
          <table:table-cell office:value-type="float" office:value="5404" calcext:value-type="float">
            <text:p>5404</text:p>
          </table:table-cell>
          <table:table-cell office:value-type="float" office:value="5452" calcext:value-type="float">
            <text:p>5452</text:p>
          </table:table-cell>
          <table:table-cell office:value-type="float" office:value="6659" calcext:value-type="float">
            <text:p>6659</text:p>
          </table:table-cell>
          <table:table-cell table:number-columns-repeated="2" office:value-type="float" office:value="5489" calcext:value-type="float">
            <text:p>5489</text:p>
          </table:table-cell>
          <table:table-cell office:value-type="float" office:value="5418" calcext:value-type="float">
            <text:p>5418</text:p>
          </table:table-cell>
          <table:table-cell office:value-type="float" office:value="6229" calcext:value-type="float">
            <text:p>6229</text:p>
          </table:table-cell>
          <table:table-cell office:value-type="float" office:value="5574" calcext:value-type="float">
            <text:p>5574</text:p>
          </table:table-cell>
          <table:table-cell office:value-type="float" office:value="5719" calcext:value-type="float">
            <text:p>5719</text:p>
          </table:table-cell>
          <table:table-cell office:value-type="float" office:value="5695" calcext:value-type="float">
            <text:p>5695</text:p>
          </table:table-cell>
          <table:table-cell office:value-type="float" office:value="6450" calcext:value-type="float">
            <text:p>6450</text:p>
          </table:table-cell>
          <table:table-cell office:value-type="float" office:value="6475" calcext:value-type="float">
            <text:p>6475</text:p>
          </table:table-cell>
          <table:table-cell office:value-type="float" office:value="5956" calcext:value-type="float">
            <text:p>5956</text:p>
          </table:table-cell>
          <table:table-cell office:value-type="float" office:value="5985" calcext:value-type="float">
            <text:p>5985</text:p>
          </table:table-cell>
          <table:table-cell office:value-type="float" office:value="6021" calcext:value-type="float">
            <text:p>6021</text:p>
          </table:table-cell>
          <table:table-cell office:value-type="float" office:value="6750" calcext:value-type="float">
            <text:p>6750</text:p>
          </table:table-cell>
          <table:table-cell office:value-type="float" office:value="6104" calcext:value-type="float">
            <text:p>6104</text:p>
          </table:table-cell>
          <table:table-cell office:value-type="float" office:value="6138" calcext:value-type="float">
            <text:p>6138</text:p>
          </table:table-cell>
          <table:table-cell office:value-type="float" office:value="6119" calcext:value-type="float">
            <text:p>6119</text:p>
          </table:table-cell>
          <table:table-cell office:value-type="float" office:value="6257" calcext:value-type="float">
            <text:p>6257</text:p>
          </table:table-cell>
          <table:table-cell office:value-type="float" office:value="6929" calcext:value-type="float">
            <text:p>6929</text:p>
          </table:table-cell>
          <table:table-cell office:value-type="float" office:value="6334" calcext:value-type="float">
            <text:p>6334</text:p>
          </table:table-cell>
          <table:table-cell office:value-type="float" office:value="6416" calcext:value-type="float">
            <text:p>6416</text:p>
          </table:table-cell>
          <table:table-cell office:value-type="float" office:value="6546" calcext:value-type="float">
            <text:p>6546</text:p>
          </table:table-cell>
          <table:table-cell office:value-type="float" office:value="6692" calcext:value-type="float">
            <text:p>6692</text:p>
          </table:table-cell>
          <table:table-cell office:value-type="float" office:value="7454" calcext:value-type="float">
            <text:p>7454</text:p>
          </table:table-cell>
          <table:table-cell office:value-type="float" office:value="7626" calcext:value-type="float">
            <text:p>7626</text:p>
          </table:table-cell>
          <table:table-cell table:number-columns-repeated="2" office:value-type="float" office:value="6965" calcext:value-type="float">
            <text:p>6965</text:p>
          </table:table-cell>
          <table:table-cell office:value-type="float" office:value="6973" calcext:value-type="float">
            <text:p>6973</text:p>
          </table:table-cell>
          <table:table-cell table:number-columns-repeated="2" office:value-type="float" office:value="7195" calcext:value-type="float">
            <text:p>7195</text:p>
          </table:table-cell>
          <table:table-cell office:value-type="float" office:value="7117" calcext:value-type="float">
            <text:p>7117</text:p>
          </table:table-cell>
          <table:table-cell office:value-type="float" office:value="7211" calcext:value-type="float">
            <text:p>7211</text:p>
          </table:table-cell>
          <table:table-cell office:value-type="float" office:value="7369" calcext:value-type="float">
            <text:p>7369</text:p>
          </table:table-cell>
          <table:table-cell office:value-type="float" office:value="7382" calcext:value-type="float">
            <text:p>7382</text:p>
          </table:table-cell>
          <table:table-cell office:value-type="float" office:value="7509" calcext:value-type="float">
            <text:p>7509</text:p>
          </table:table-cell>
          <table:table-cell office:value-type="float" office:value="7599" calcext:value-type="float">
            <text:p>7599</text:p>
          </table:table-cell>
          <table:table-cell office:value-type="float" office:value="7739" calcext:value-type="float">
            <text:p>7739</text:p>
          </table:table-cell>
          <table:table-cell office:value-type="float" office:value="7776" calcext:value-type="float">
            <text:p>7776</text:p>
          </table:table-cell>
          <table:table-cell office:value-type="float" office:value="7872" calcext:value-type="float">
            <text:p>7872</text:p>
          </table:table-cell>
          <table:table-cell office:value-type="float" office:value="7989" calcext:value-type="float">
            <text:p>7989</text:p>
          </table:table-cell>
          <table:table-cell office:value-type="float" office:value="8204" calcext:value-type="float">
            <text:p>8204</text:p>
          </table:table-cell>
          <table:table-cell office:value-type="float" office:value="8219" calcext:value-type="float">
            <text:p>8219</text:p>
          </table:table-cell>
          <table:table-cell office:value-type="float" office:value="8345" calcext:value-type="float">
            <text:p>8345</text:p>
          </table:table-cell>
          <table:table-cell office:value-type="float" office:value="8348" calcext:value-type="float">
            <text:p>8348</text:p>
          </table:table-cell>
          <table:table-cell office:value-type="float" office:value="8434" calcext:value-type="float">
            <text:p>8434</text:p>
          </table:table-cell>
          <table:table-cell office:value-type="float" office:value="9211" calcext:value-type="float">
            <text:p>9211</text:p>
          </table:table-cell>
          <table:table-cell office:value-type="float" office:value="8595" calcext:value-type="float">
            <text:p>8595</text:p>
          </table:table-cell>
          <table:table-cell office:value-type="float" office:value="8610" calcext:value-type="float">
            <text:p>8610</text:p>
          </table:table-cell>
          <table:table-cell office:value-type="float" office:value="8672" calcext:value-type="float">
            <text:p>8672</text:p>
          </table:table-cell>
          <table:table-cell office:value-type="float" office:value="8704" calcext:value-type="float">
            <text:p>8704</text:p>
          </table:table-cell>
          <table:table-cell office:value-type="float" office:value="9296" calcext:value-type="float">
            <text:p>9296</text:p>
          </table:table-cell>
          <table:table-cell office:value-type="float" office:value="8825" calcext:value-type="float">
            <text:p>8825</text:p>
          </table:table-cell>
          <table:table-cell office:value-type="float" office:value="9592" calcext:value-type="float">
            <text:p>9592</text:p>
          </table:table-cell>
          <table:table-cell office:value-type="float" office:value="8934" calcext:value-type="float">
            <text:p>8934</text:p>
          </table:table-cell>
          <table:table-cell office:value-type="float" office:value="9026" calcext:value-type="float">
            <text:p>9026</text:p>
          </table:table-cell>
          <table:table-cell office:value-type="float" office:value="9675" calcext:value-type="float">
            <text:p>9675</text:p>
          </table:table-cell>
          <table:table-cell office:value-type="float" office:value="8981" calcext:value-type="float">
            <text:p>8981</text:p>
          </table:table-cell>
          <table:table-cell office:value-type="float" office:value="9256" calcext:value-type="float">
            <text:p>9256</text:p>
          </table:table-cell>
          <table:table-cell office:value-type="float" office:value="9578" calcext:value-type="float">
            <text:p>9578</text:p>
          </table:table-cell>
          <table:table-cell office:value-type="float" office:value="9575" calcext:value-type="float">
            <text:p>9575</text:p>
          </table:table-cell>
          <table:table-cell office:value-type="float" office:value="9873" calcext:value-type="float">
            <text:p>9873</text:p>
          </table:table-cell>
          <table:table-cell office:value-type="float" office:value="9907" calcext:value-type="float">
            <text:p>9907</text:p>
          </table:table-cell>
          <table:table-cell office:value-type="float" office:value="10103" calcext:value-type="float">
            <text:p>10103</text:p>
          </table:table-cell>
          <table:table-cell office:value-type="float" office:value="10188" calcext:value-type="float">
            <text:p>10188</text:p>
          </table:table-cell>
          <table:table-cell office:value-type="float" office:value="10211" calcext:value-type="float">
            <text:p>10211</text:p>
          </table:table-cell>
          <table:table-cell office:value-type="float" office:value="10252" calcext:value-type="float">
            <text:p>10252</text:p>
          </table:table-cell>
          <table:table-cell office:value-type="float" office:value="10429" calcext:value-type="float">
            <text:p>10429</text:p>
          </table:table-cell>
          <table:table-cell office:value-type="float" office:value="10441" calcext:value-type="float">
            <text:p>10441</text:p>
          </table:table-cell>
          <table:table-cell office:value-type="float" office:value="10526" calcext:value-type="float">
            <text:p>10526</text:p>
          </table:table-cell>
          <table:table-cell office:value-type="float" office:value="10659" calcext:value-type="float">
            <text:p>10659</text:p>
          </table:table-cell>
          <table:table-cell office:value-type="float" office:value="11011" calcext:value-type="float">
            <text:p>11011</text:p>
          </table:table-cell>
          <table:table-cell office:value-type="float" office:value="11482" calcext:value-type="float">
            <text:p>11482</text:p>
          </table:table-cell>
          <table:table-cell office:value-type="float" office:value="11529" calcext:value-type="float">
            <text:p>11529</text:p>
          </table:table-cell>
          <table:table-cell office:value-type="float" office:value="12091" calcext:value-type="float">
            <text:p>12091</text:p>
          </table:table-cell>
          <table:table-cell office:value-type="float" office:value="12241" calcext:value-type="float">
            <text:p>12241</text:p>
          </table:table-cell>
          <table:table-cell office:value-type="float" office:value="12321" calcext:value-type="float">
            <text:p>12321</text:p>
          </table:table-cell>
          <table:table-cell office:value-type="float" office:value="12594" calcext:value-type="float">
            <text:p>12594</text:p>
          </table:table-cell>
          <table:table-cell office:value-type="float" office:value="12759" calcext:value-type="float">
            <text:p>12759</text:p>
          </table:table-cell>
          <table:table-cell office:value-type="float" office:value="12827" calcext:value-type="float">
            <text:p>12827</text:p>
          </table:table-cell>
          <table:table-cell office:value-type="float" office:value="13016" calcext:value-type="float">
            <text:p>13016</text:p>
          </table:table-cell>
          <table:table-cell office:value-type="float" office:value="13242" calcext:value-type="float">
            <text:p>13242</text:p>
          </table:table-cell>
        </table:table-row>
        <table:table-row table:style-name="ro1">
          <table:table-cell office:value-type="string" calcext:value-type="string">
            <text:p>II X[L]*</text:p>
          </table:table-cell>
          <table:table-cell office:value-type="float" office:value="444.15833490921" calcext:value-type="float">
            <text:p>444.15833490921</text:p>
          </table:table-cell>
          <table:table-cell office:value-type="float" office:value="1163.08638362338" calcext:value-type="float">
            <text:p>1163.08638362338</text:p>
          </table:table-cell>
          <table:table-cell office:value-type="float" office:value="1497.29697182369" calcext:value-type="float">
            <text:p>1497.29697182369</text:p>
          </table:table-cell>
          <table:table-cell office:value-type="float" office:value="2088.84850417707" calcext:value-type="float">
            <text:p>2088.84850417707</text:p>
          </table:table-cell>
          <table:table-cell office:value-type="float" office:value="2147.09141220208" calcext:value-type="float">
            <text:p>2147.09141220208</text:p>
          </table:table-cell>
          <table:table-cell office:value-type="float" office:value="2250.41540180839" calcext:value-type="float">
            <text:p>2250.41540180839</text:p>
          </table:table-cell>
          <table:table-cell office:value-type="float" office:value="2519.33927275362" calcext:value-type="float">
            <text:p>2519.33927275362</text:p>
          </table:table-cell>
          <table:table-cell office:value-type="float" office:value="2779.33275981356" calcext:value-type="float">
            <text:p>2779.33275981356</text:p>
          </table:table-cell>
          <table:table-cell office:value-type="float" office:value="2807.0714035584" calcext:value-type="float">
            <text:p>2807.0714035584</text:p>
          </table:table-cell>
          <table:table-cell office:value-type="float" office:value="2814.98786752203" calcext:value-type="float">
            <text:p>2814.98786752203</text:p>
          </table:table-cell>
          <table:table-cell office:value-type="float" office:value="3050.72637178915" calcext:value-type="float">
            <text:p>3050.72637178915</text:p>
          </table:table-cell>
          <table:table-cell office:value-type="float" office:value="3058.52802639583" calcext:value-type="float">
            <text:p>3058.52802639583</text:p>
          </table:table-cell>
          <table:table-cell office:value-type="float" office:value="3070.22395595343" calcext:value-type="float">
            <text:p>3070.22395595343</text:p>
          </table:table-cell>
          <table:table-cell office:value-type="float" office:value="3124.70211576153" calcext:value-type="float">
            <text:p>3124.70211576153</text:p>
          </table:table-cell>
          <table:table-cell office:value-type="float" office:value="3497.78348547202" calcext:value-type="float">
            <text:p>3497.78348547202</text:p>
          </table:table-cell>
          <table:table-cell office:value-type="float" office:value="3539.63895234263" calcext:value-type="float">
            <text:p>3539.63895234263</text:p>
          </table:table-cell>
          <table:table-cell office:value-type="float" office:value="3649.57256162675" calcext:value-type="float">
            <text:p>3649.57256162675</text:p>
          </table:table-cell>
          <table:table-cell office:value-type="float" office:value="3664.68983900511" calcext:value-type="float">
            <text:p>3664.68983900511</text:p>
          </table:table-cell>
          <table:table-cell office:value-type="float" office:value="3683.57103872528" calcext:value-type="float">
            <text:p>3683.57103872528</text:p>
          </table:table-cell>
          <table:table-cell office:value-type="float" office:value="3725.05001223369" calcext:value-type="float">
            <text:p>3725.05001223369</text:p>
          </table:table-cell>
          <table:table-cell table:number-columns-repeated="2" office:value-type="float" office:value="3747.64067478542" calcext:value-type="float">
            <text:p>3747.64067478542</text:p>
          </table:table-cell>
          <table:table-cell office:value-type="float" office:value="3815.26995869524" calcext:value-type="float">
            <text:p>3815.26995869524</text:p>
          </table:table-cell>
          <table:table-cell office:value-type="float" office:value="3834.01837280062" calcext:value-type="float">
            <text:p>3834.01837280062</text:p>
          </table:table-cell>
          <table:table-cell office:value-type="float" office:value="3878.94907121819" calcext:value-type="float">
            <text:p>3878.94907121819</text:p>
          </table:table-cell>
          <table:table-cell office:value-type="float" office:value="3916.32151524324" calcext:value-type="float">
            <text:p>3916.32151524324</text:p>
          </table:table-cell>
          <table:table-cell office:value-type="float" office:value="3979.71146076789" calcext:value-type="float">
            <text:p>3979.71146076789</text:p>
          </table:table-cell>
          <table:table-cell office:value-type="float" office:value="4080.02731726987" calcext:value-type="float">
            <text:p>4080.02731726987</text:p>
          </table:table-cell>
          <table:table-cell table:number-columns-repeated="2" office:value-type="float" office:value="4105.96407872117" calcext:value-type="float">
            <text:p>4105.96407872117</text:p>
          </table:table-cell>
          <table:table-cell office:value-type="float" office:value="4150.36030278476" calcext:value-type="float">
            <text:p>4150.36030278476</text:p>
          </table:table-cell>
          <table:table-cell office:value-type="float" office:value="4209.42585660912" calcext:value-type="float">
            <text:p>4209.42585660912</text:p>
          </table:table-cell>
          <table:table-cell office:value-type="float" office:value="4257.30947861701" calcext:value-type="float">
            <text:p>4257.30947861701</text:p>
          </table:table-cell>
          <table:table-cell office:value-type="float" office:value="4290.4042424782" calcext:value-type="float">
            <text:p>4290.4042424782</text:p>
          </table:table-cell>
          <table:table-cell office:value-type="float" office:value="4316.11360790905" calcext:value-type="float">
            <text:p>4316.11360790905</text:p>
          </table:table-cell>
          <table:table-cell office:value-type="float" office:value="4327.12366265954" calcext:value-type="float">
            <text:p>4327.12366265954</text:p>
          </table:table-cell>
          <table:table-cell office:value-type="float" office:value="4330.79258624002" calcext:value-type="float">
            <text:p>4330.79258624002</text:p>
          </table:table-cell>
          <table:table-cell office:value-type="float" office:value="4363.78839010226" calcext:value-type="float">
            <text:p>4363.78839010226</text:p>
          </table:table-cell>
          <table:table-cell office:value-type="float" office:value="4378.4391064768" calcext:value-type="float">
            <text:p>4378.4391064768</text:p>
          </table:table-cell>
          <table:table-cell office:value-type="float" office:value="4411.37178842155" calcext:value-type="float">
            <text:p>4411.37178842155</text:p>
          </table:table-cell>
          <table:table-cell office:value-type="float" office:value="4425.99465590279" calcext:value-type="float">
            <text:p>4425.99465590279</text:p>
          </table:table-cell>
          <table:table-cell office:value-type="float" office:value="4455.21496601967" calcext:value-type="float">
            <text:p>4455.21496601967</text:p>
          </table:table-cell>
          <table:table-cell office:value-type="float" office:value="4480.75512386147" calcext:value-type="float">
            <text:p>4480.75512386147</text:p>
          </table:table-cell>
          <table:table-cell office:value-type="float" office:value="4502.62633280994" calcext:value-type="float">
            <text:p>4502.62633280994</text:p>
          </table:table-cell>
          <table:table-cell office:value-type="float" office:value="4509.91258329944" calcext:value-type="float">
            <text:p>4509.91258329944</text:p>
          </table:table-cell>
          <table:table-cell office:value-type="float" office:value="4560.85866459143" calcext:value-type="float">
            <text:p>4560.85866459143</text:p>
          </table:table-cell>
          <table:table-cell table:number-columns-repeated="2" office:value-type="float" office:value="4626.21427157818" calcext:value-type="float">
            <text:p>4626.21427157818</text:p>
          </table:table-cell>
          <table:table-cell office:value-type="float" office:value="4637.09104875413" calcext:value-type="float">
            <text:p>4637.09104875413</text:p>
          </table:table-cell>
          <table:table-cell office:value-type="float" office:value="4647.96334307847" calcext:value-type="float">
            <text:p>4647.96334307847</text:p>
          </table:table-cell>
          <table:table-cell table:number-columns-repeated="2" office:value-type="float" office:value="4662.45278666008" calcext:value-type="float">
            <text:p>4662.45278666008</text:p>
          </table:table-cell>
          <table:table-cell table:number-columns-repeated="2" office:value-type="float" office:value="4734.78199768303" calcext:value-type="float">
            <text:p>4734.78199768303</text:p>
          </table:table-cell>
          <table:table-cell office:value-type="float" office:value="4749.22446656199" calcext:value-type="float">
            <text:p>4749.22446656199</text:p>
          </table:table-cell>
          <table:table-cell office:value-type="float" office:value="4799.71254875748" calcext:value-type="float">
            <text:p>4799.71254875748</text:p>
          </table:table-cell>
          <table:table-cell office:value-type="float" office:value="4810.51925484852" calcext:value-type="float">
            <text:p>4810.51925484852</text:p>
          </table:table-cell>
          <table:table-cell office:value-type="float" office:value="4893.22989419964" calcext:value-type="float">
            <text:p>4893.22989419964</text:p>
          </table:table-cell>
          <table:table-cell office:value-type="float" office:value="4900.41046287925" calcext:value-type="float">
            <text:p>4900.41046287925</text:p>
          </table:table-cell>
          <table:table-cell office:value-type="float" office:value="4911.17785004892" calcext:value-type="float">
            <text:p>4911.17785004892</text:p>
          </table:table-cell>
          <table:table-cell office:value-type="float" office:value="4943.45517208772" calcext:value-type="float">
            <text:p>4943.45517208772</text:p>
          </table:table-cell>
          <table:table-cell office:value-type="float" office:value="4954.20604023705" calcext:value-type="float">
            <text:p>4954.20604023705</text:p>
          </table:table-cell>
          <table:table-cell office:value-type="float" office:value="5015.05054281333" calcext:value-type="float">
            <text:p>5015.05054281333</text:p>
          </table:table-cell>
          <table:table-cell office:value-type="float" office:value="5025.77430582016" calcext:value-type="float">
            <text:p>5025.77430582016</text:p>
          </table:table-cell>
          <table:table-cell table:number-columns-repeated="2" office:value-type="float" office:value="5054.35138154865" calcext:value-type="float">
            <text:p>5054.35138154865</text:p>
          </table:table-cell>
          <table:table-cell office:value-type="float" office:value="5072.19763150919" calcext:value-type="float">
            <text:p>5072.19763150919</text:p>
          </table:table-cell>
          <table:table-cell office:value-type="float" office:value="5107.85709112926" calcext:value-type="float">
            <text:p>5107.85709112926</text:p>
          </table:table-cell>
          <table:table-cell office:value-type="float" office:value="5122.10861370369" calcext:value-type="float">
            <text:p>5122.10861370369</text:p>
          </table:table-cell>
          <table:table-cell office:value-type="float" office:value="5143.47284277443" calcext:value-type="float">
            <text:p>5143.47284277443</text:p>
          </table:table-cell>
          <table:table-cell office:value-type="float" office:value="5175.48998676531" calcext:value-type="float">
            <text:p>5175.48998676531</text:p>
          </table:table-cell>
          <table:table-cell office:value-type="float" office:value="5250.06190030018" calcext:value-type="float">
            <text:p>5250.06190030018</text:p>
          </table:table-cell>
          <table:table-cell office:value-type="float" office:value="5278.42119952387" calcext:value-type="float">
            <text:p>5278.42119952387</text:p>
          </table:table-cell>
          <table:table-cell office:value-type="float" office:value="5292.59080267439" calcext:value-type="float">
            <text:p>5292.59080267439</text:p>
          </table:table-cell>
          <table:table-cell office:value-type="float" office:value="5313.83271742926" calcext:value-type="float">
            <text:p>5313.83271742926</text:p>
          </table:table-cell>
          <table:table-cell office:value-type="float" office:value="5320.9100370276" calcext:value-type="float">
            <text:p>5320.9100370276</text:p>
          </table:table-cell>
          <table:table-cell office:value-type="float" office:value="5327.98570227219" calcext:value-type="float">
            <text:p>5327.98570227219</text:p>
          </table:table-cell>
          <table:table-cell office:value-type="float" office:value="5412.76571636991" calcext:value-type="float">
            <text:p>5412.76571636991</text:p>
          </table:table-cell>
          <table:table-cell office:value-type="float" office:value="5426.87295314489" calcext:value-type="float">
            <text:p>5426.87295314489</text:p>
          </table:table-cell>
          <table:table-cell office:value-type="float" office:value="5430.39875467497" calcext:value-type="float">
            <text:p>5430.39875467497</text:p>
          </table:table-cell>
          <table:table-cell office:value-type="float" office:value="5571.10458546123" calcext:value-type="float">
            <text:p>5571.10458546123</text:p>
          </table:table-cell>
          <table:table-cell office:value-type="float" office:value="5595.66355831838" calcext:value-type="float">
            <text:p>5595.66355831838</text:p>
          </table:table-cell>
          <table:table-cell office:value-type="float" office:value="5627.21157666713" calcext:value-type="float">
            <text:p>5627.21157666713</text:p>
          </table:table-cell>
          <table:table-cell table:number-columns-repeated="2" office:value-type="float" office:value="5630.71499044282" calcext:value-type="float">
            <text:p>5630.71499044282</text:p>
          </table:table-cell>
          <table:table-cell office:value-type="float" office:value="5648.22631875263" calcext:value-type="float">
            <text:p>5648.22631875263</text:p>
          </table:table-cell>
          <table:table-cell office:value-type="float" office:value="5686.71772243579" calcext:value-type="float">
            <text:p>5686.71772243579</text:p>
          </table:table-cell>
          <table:table-cell office:value-type="float" office:value="5725.16338237796" calcext:value-type="float">
            <text:p>5725.16338237796</text:p>
          </table:table-cell>
          <table:table-cell office:value-type="float" office:value="5770.54075351843" calcext:value-type="float">
            <text:p>5770.54075351843</text:p>
          </table:table-cell>
          <table:table-cell office:value-type="float" office:value="5781.00353484972" calcext:value-type="float">
            <text:p>5781.00353484972</text:p>
          </table:table-cell>
          <table:table-cell table:number-columns-repeated="2" office:value-type="float" office:value="5847.19087589804" calcext:value-type="float">
            <text:p>5847.19087589804</text:p>
          </table:table-cell>
          <table:table-cell office:value-type="float" office:value="5888.92555774087" calcext:value-type="float">
            <text:p>5888.92555774087</text:p>
          </table:table-cell>
          <table:table-cell office:value-type="float" office:value="5892.40109707662" calcext:value-type="float">
            <text:p>5892.40109707662</text:p>
          </table:table-cell>
          <table:table-cell table:number-columns-repeated="2" office:value-type="float" office:value="5920.192464394" calcext:value-type="float">
            <text:p>5920.192464394</text:p>
          </table:table-cell>
          <table:table-cell office:value-type="float" office:value="5934.07954613541" calcext:value-type="float">
            <text:p>5934.07954613541</text:p>
          </table:table-cell>
          <table:table-cell office:value-type="float" office:value="5986.10539079554" calcext:value-type="float">
            <text:p>5986.10539079554</text:p>
          </table:table-cell>
          <table:table-cell office:value-type="float" office:value="5993.03615347935" calcext:value-type="float">
            <text:p>5993.03615347935</text:p>
          </table:table-cell>
          <table:table-cell office:value-type="float" office:value="6121.00346238786" calcext:value-type="float">
            <text:p>6121.00346238786</text:p>
          </table:table-cell>
          <table:table-cell office:value-type="float" office:value="6172.74786481458" calcext:value-type="float">
            <text:p>6172.74786481458</text:p>
          </table:table-cell>
          <table:table-cell office:value-type="float" office:value="6179.64134712976" calcext:value-type="float">
            <text:p>6179.64134712976</text:p>
          </table:table-cell>
          <table:table-cell office:value-type="float" office:value="6200.31369337543" calcext:value-type="float">
            <text:p>6200.31369337543</text:p>
          </table:table-cell>
          <table:table-cell office:value-type="float" office:value="6324.09537766431" calcext:value-type="float">
            <text:p>6324.09537766431</text:p>
          </table:table-cell>
          <table:table-cell office:value-type="float" office:value="6348.11439879854" calcext:value-type="float">
            <text:p>6348.11439879854</text:p>
          </table:table-cell>
          <table:table-cell office:value-type="float" office:value="6378.97255068257" calcext:value-type="float">
            <text:p>6378.97255068257</text:p>
          </table:table-cell>
          <table:table-cell office:value-type="float" office:value="6437.18877547269" calcext:value-type="float">
            <text:p>6437.18877547269</text:p>
          </table:table-cell>
          <table:table-cell office:value-type="float" office:value="6450.87324010999" calcext:value-type="float">
            <text:p>6450.87324010999</text:p>
          </table:table-cell>
          <table:table-cell office:value-type="float" office:value="6478.2268810266" calcext:value-type="float">
            <text:p>6478.2268810266</text:p>
          </table:table-cell>
          <table:table-cell office:value-type="float" office:value="6536.28614995301" calcext:value-type="float">
            <text:p>6536.28614995301</text:p>
          </table:table-cell>
          <table:table-cell office:value-type="float" office:value="6580.6232831779" calcext:value-type="float">
            <text:p>6580.6232831779</text:p>
          </table:table-cell>
          <table:table-cell office:value-type="float" office:value="6587.43971342763" calcext:value-type="float">
            <text:p>6587.43971342763</text:p>
          </table:table-cell>
          <table:table-cell office:value-type="float" office:value="6645.32949399412" calcext:value-type="float">
            <text:p>6645.32949399412</text:p>
          </table:table-cell>
          <table:table-cell office:value-type="float" office:value="6787.97399069466" calcext:value-type="float">
            <text:p>6787.97399069466</text:p>
          </table:table-cell>
          <table:table-cell office:value-type="float" office:value="6825.24589900884" calcext:value-type="float">
            <text:p>6825.24589900884</text:p>
          </table:table-cell>
          <table:table-cell office:value-type="float" office:value="7021.18549335333" calcext:value-type="float">
            <text:p>7021.18549335333</text:p>
          </table:table-cell>
          <table:table-cell office:value-type="float" office:value="7034.66289413204" calcext:value-type="float">
            <text:p>7034.66289413204</text:p>
          </table:table-cell>
          <table:table-cell table:number-columns-repeated="3" office:value-type="float" office:value="7179.26077151462" calcext:value-type="float">
            <text:p>7179.26077151462</text:p>
          </table:table-cell>
          <table:table-cell office:value-type="float" office:value="7256.39352035633" calcext:value-type="float">
            <text:p>7256.39352035633</text:p>
          </table:table-cell>
          <table:table-cell table:number-columns-repeated="2" office:value-type="float" office:value="7373.49410181451" calcext:value-type="float">
            <text:p>7373.49410181451</text:p>
          </table:table-cell>
          <table:table-cell office:value-type="float" office:value="7376.83500907305" calcext:value-type="float">
            <text:p>7376.83500907305</text:p>
          </table:table-cell>
          <table:table-cell office:value-type="float" office:value="7386.85613579091" calcext:value-type="float">
            <text:p>7386.85613579091</text:p>
          </table:table-cell>
          <table:table-cell office:value-type="float" office:value="7516.91494496173" calcext:value-type="float">
            <text:p>7516.91494496173</text:p>
          </table:table-cell>
          <table:table-cell office:value-type="float" office:value="7526.90301576566" calcext:value-type="float">
            <text:p>7526.90301576566</text:p>
          </table:table-cell>
          <table:table-cell office:value-type="float" office:value="7633.29833406231" calcext:value-type="float">
            <text:p>7633.29833406231</text:p>
          </table:table-cell>
          <table:table-cell office:value-type="float" office:value="7709.60905755687" calcext:value-type="float">
            <text:p>7709.60905755687</text:p>
          </table:table-cell>
          <table:table-cell office:value-type="float" office:value="7825.48033677495" calcext:value-type="float">
            <text:p>7825.48033677495</text:p>
          </table:table-cell>
          <table:table-cell office:value-type="float" office:value="7855.22694581209" calcext:value-type="float">
            <text:p>7855.22694581209</text:p>
          </table:table-cell>
          <table:table-cell office:value-type="float" office:value="8003.66516885451" calcext:value-type="float">
            <text:p>8003.66516885451</text:p>
          </table:table-cell>
          <table:table-cell office:value-type="float" office:value="8030.00333848266" calcext:value-type="float">
            <text:p>8030.00333848266</text:p>
          </table:table-cell>
          <table:table-cell office:value-type="float" office:value="8207.39233729677" calcext:value-type="float">
            <text:p>8207.39233729677</text:p>
          </table:table-cell>
          <table:table-cell office:value-type="float" office:value="8220.5053118295" calcext:value-type="float">
            <text:p>8220.5053118295</text:p>
          </table:table-cell>
          <table:table-cell office:value-type="float" office:value="8322.00682923564" calcext:value-type="float">
            <text:p>8322.00682923564</text:p>
          </table:table-cell>
          <table:table-cell office:value-type="float" office:value="8325.2774369741" calcext:value-type="float">
            <text:p>8325.2774369741</text:p>
          </table:table-cell>
          <table:table-cell office:value-type="float" office:value="8393.90821349817" calcext:value-type="float">
            <text:p>8393.90821349817</text:p>
          </table:table-cell>
          <table:table-cell office:value-type="float" office:value="8478.74330009921" calcext:value-type="float">
            <text:p>8478.74330009921</text:p>
          </table:table-cell>
          <table:table-cell office:value-type="float" office:value="8527.61873554418" calcext:value-type="float">
            <text:p>8527.61873554418</text:p>
          </table:table-cell>
          <table:table-cell office:value-type="float" office:value="8537.38790737629" calcext:value-type="float">
            <text:p>8537.38790737629</text:p>
          </table:table-cell>
          <table:table-cell office:value-type="float" office:value="8589.45705052057" calcext:value-type="float">
            <text:p>8589.45705052057</text:p>
          </table:table-cell>
          <table:table-cell office:value-type="float" office:value="8615.47080900497" calcext:value-type="float">
            <text:p>8615.47080900497</text:p>
          </table:table-cell>
          <table:table-cell office:value-type="float" office:value="8667.45698239106" calcext:value-type="float">
            <text:p>8667.45698239106</text:p>
          </table:table-cell>
          <table:table-cell office:value-type="float" office:value="8712.89995444047" calcext:value-type="float">
            <text:p>8712.89995444047</text:p>
          </table:table-cell>
          <table:table-cell office:value-type="float" office:value="8787.46603708849" calcext:value-type="float">
            <text:p>8787.46603708849</text:p>
          </table:table-cell>
          <table:table-cell office:value-type="float" office:value="8800.42267881534" calcext:value-type="float">
            <text:p>8800.42267881534</text:p>
          </table:table-cell>
          <table:table-cell office:value-type="float" office:value="8874.85851637368" calcext:value-type="float">
            <text:p>8874.85851637368</text:p>
          </table:table-cell>
          <table:table-cell office:value-type="float" office:value="8975.01191887389" calcext:value-type="float">
            <text:p>8975.01191887389</text:p>
          </table:table-cell>
          <table:table-cell office:value-type="float" office:value="9042.74618769084" calcext:value-type="float">
            <text:p>9042.74618769084</text:p>
          </table:table-cell>
          <table:table-cell office:value-type="float" office:value="9062.08243689109" calcext:value-type="float">
            <text:p>9062.08243689109</text:p>
          </table:table-cell>
          <table:table-cell table:number-columns-repeated="2" office:value-type="float" office:value="9319.21439202934" calcext:value-type="float">
            <text:p>9319.21439202934</text:p>
          </table:table-cell>
          <table:table-cell office:value-type="float" office:value="9555.95528724334" calcext:value-type="float">
            <text:p>9555.95528724334</text:p>
          </table:table-cell>
          <table:table-cell office:value-type="float" office:value="9584.67739106012" calcext:value-type="float">
            <text:p>9584.67739106012</text:p>
          </table:table-cell>
          <table:table-cell office:value-type="float" office:value="9740.78957885886" calcext:value-type="float">
            <text:p>9740.78957885886</text:p>
          </table:table-cell>
          <table:table-cell office:value-type="float" office:value="9807.55998894399" calcext:value-type="float">
            <text:p>9807.55998894399</text:p>
          </table:table-cell>
          <table:table-cell office:value-type="float" office:value="9826.62255750193" calcext:value-type="float">
            <text:p>9826.62255750193</text:p>
          </table:table-cell>
          <table:table-cell office:value-type="float" office:value="9858.37907318831" calcext:value-type="float">
            <text:p>9858.37907318831</text:p>
          </table:table-cell>
          <table:table-cell office:value-type="float" office:value="9997.89528022754" calcext:value-type="float">
            <text:p>9997.89528022754</text:p>
          </table:table-cell>
          <table:table-cell office:value-type="float" office:value="10007.3952437454" calcext:value-type="float">
            <text:p>10007.3952437454</text:p>
          </table:table-cell>
          <table:table-cell office:value-type="float" office:value="10073.850721847" calcext:value-type="float">
            <text:p>10073.850721847</text:p>
          </table:table-cell>
          <table:table-cell office:value-type="float" office:value="10181.2824043922" calcext:value-type="float">
            <text:p>10181.2824043922</text:p>
          </table:table-cell>
          <table:table-cell office:value-type="float" office:value="10458.4240912885" calcext:value-type="float">
            <text:p>10458.4240912885</text:p>
          </table:table-cell>
          <table:table-cell office:value-type="float" office:value="10824.9139625034" calcext:value-type="float">
            <text:p>10824.9139625034</text:p>
          </table:table-cell>
          <table:table-cell office:value-type="float" office:value="10862.3783732604" calcext:value-type="float">
            <text:p>10862.3783732604</text:p>
          </table:table-cell>
          <table:table-cell office:value-type="float" office:value="11300.9125050391" calcext:value-type="float">
            <text:p>11300.9125050391</text:p>
          </table:table-cell>
          <table:table-cell office:value-type="float" office:value="11415.4902724339" calcext:value-type="float">
            <text:p>11415.4902724339</text:p>
          </table:table-cell>
          <table:table-cell office:value-type="float" office:value="11477.3400037124" calcext:value-type="float">
            <text:p>11477.3400037124</text:p>
          </table:table-cell>
          <table:table-cell office:value-type="float" office:value="11687.1937808683" calcext:value-type="float">
            <text:p>11687.1937808683</text:p>
          </table:table-cell>
          <table:table-cell office:value-type="float" office:value="11816.4784569534" calcext:value-type="float">
            <text:p>11816.4784569534</text:p>
          </table:table-cell>
          <table:table-cell office:value-type="float" office:value="11868.7372066112" calcext:value-type="float">
            <text:p>11868.7372066112</text:p>
          </table:table-cell>
          <table:table-cell office:value-type="float" office:value="12013.0076766342" calcext:value-type="float">
            <text:p>12013.0076766342</text:p>
          </table:table-cell>
          <table:table-cell office:value-type="float" office:value="12184.5080079609" calcext:value-type="float">
            <text:p>12184.50800796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0T17:58:28.186125942</dc:date>
    <meta:editing-duration>PT7M55S</meta:editing-duration>
    <meta:editing-cycles>1</meta:editing-cycles>
    <meta:document-statistic meta:table-count="1" meta:cell-count="525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diamond" chart:symbol-width="0.15cm" chart:symbol-height="0.1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6cm" svg:y="3.952cm" style:legend-expansion="high" chart:style-name="ch2"/>
        <chart:plot-area chart:style-name="ch3" table:cell-range-address="task3_3.A1:task3_3.FS3" chart:data-source-has-labels="column" svg:x="0.32cm" svg:y="0.18cm" svg:width="13.52cm" svg:height="8.64cm">
          <chartooo:coordinate-region svg:x="1.312cm" svg:y="0.379cm" svg:width="11.972cm" svg:height="7.794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sk3_3.B2:task3_3.FS2" chart:label-cell-address="task3_3.A2:task3_3.A2" chart:class="chart:scatter">
            <chart:domain table:cell-range-address="task3_3.B1:task3_3.FS1"/>
            <chart:data-point chart:repeated="174"/>
          </chart:series>
          <chart:series chart:style-name="ch7" chart:values-cell-range-address="task3_3.B3:task3_3.FS3" chart:label-cell-address="task3_3.A3:task3_3.A3" chart:class="chart:scatter">
            <chart:data-point chart:repeated="173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69">
                <text:p>69</text:p>
                <draw:g>
                  <svg:desc>task3_3.B1:task3_3.FS1</svg:desc>
                </draw:g>
              </table:table-cell>
              <table:table-cell office:value-type="float" office:value="214">
                <text:p>214</text:p>
              </table:table-cell>
              <table:table-cell office:value-type="float" office:value="288">
                <text:p>288</text:p>
              </table:table-cell>
              <table:table-cell office:value-type="float" office:value="426">
                <text:p>426</text:p>
              </table:table-cell>
              <table:table-cell office:value-type="float" office:value="440">
                <text:p>440</text:p>
              </table:table-cell>
              <table:table-cell office:value-type="float" office:value="465">
                <text:p>465</text:p>
              </table:table-cell>
              <table:table-cell office:value-type="float" office:value="531">
                <text:p>531</text:p>
              </table:table-cell>
              <table:table-cell office:value-type="float" office:value="596">
                <text:p>596</text:p>
              </table:table-cell>
              <table:table-cell office:value-type="float" office:value="603">
                <text:p>603</text:p>
              </table:table-cell>
              <table:table-cell office:value-type="float" office:value="605">
                <text:p>605</text:p>
              </table:table-cell>
              <table:table-cell office:value-type="float" office:value="665">
                <text:p>665</text:p>
              </table:table-cell>
              <table:table-cell office:value-type="float" office:value="667">
                <text:p>667</text:p>
              </table:table-cell>
              <table:table-cell office:value-type="float" office:value="670">
                <text:p>670</text:p>
              </table:table-cell>
              <table:table-cell office:value-type="float" office:value="684">
                <text:p>684</text:p>
              </table:table-cell>
              <table:table-cell office:value-type="float" office:value="781">
                <text:p>781</text:p>
              </table:table-cell>
              <table:table-cell office:value-type="float" office:value="792">
                <text:p>792</text:p>
              </table:table-cell>
              <table:table-cell office:value-type="float" office:value="821">
                <text:p>821</text:p>
              </table:table-cell>
              <table:table-cell office:value-type="float" office:value="825">
                <text:p>825</text:p>
              </table:table-cell>
              <table:table-cell office:value-type="float" office:value="830">
                <text:p>830</text:p>
              </table:table-cell>
              <table:table-cell office:value-type="float" office:value="841">
                <text:p>841</text:p>
              </table:table-cell>
              <table:table-cell office:value-type="float" office:value="847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865">
                <text:p>865</text:p>
              </table:table-cell>
              <table:table-cell office:value-type="float" office:value="870">
                <text:p>870</text:p>
              </table:table-cell>
              <table:table-cell office:value-type="float" office:value="882">
                <text:p>882</text:p>
              </table:table-cell>
              <table:table-cell office:value-type="float" office:value="892">
                <text:p>892</text:p>
              </table:table-cell>
              <table:table-cell office:value-type="float" office:value="909">
                <text:p>909</text:p>
              </table:table-cell>
              <table:table-cell office:value-type="float" office:value="936">
                <text:p>936</text:p>
              </table:table-cell>
              <table:table-cell office:value-type="float" office:value="943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955">
                <text:p>955</text:p>
              </table:table-cell>
              <table:table-cell office:value-type="float" office:value="971">
                <text:p>971</text:p>
              </table:table-cell>
              <table:table-cell office:value-type="float" office:value="984">
                <text:p>984</text:p>
              </table:table-cell>
              <table:table-cell office:value-type="float" office:value="993">
                <text:p>993</text:p>
              </table:table-cell>
              <table:table-cell office:value-type="float" office:value="1000">
                <text:p>1000</text:p>
              </table:table-cell>
              <table:table-cell office:value-type="float" office:value="1003">
                <text:p>1003</text:p>
              </table:table-cell>
              <table:table-cell office:value-type="float" office:value="1004">
                <text:p>1004</text:p>
              </table:table-cell>
              <table:table-cell office:value-type="float" office:value="1013">
                <text:p>1013</text:p>
              </table:table-cell>
              <table:table-cell office:value-type="float" office:value="1017">
                <text:p>1017</text:p>
              </table:table-cell>
              <table:table-cell office:value-type="float" office:value="1026">
                <text:p>1026</text:p>
              </table:table-cell>
              <table:table-cell office:value-type="float" office:value="1030">
                <text:p>1030</text:p>
              </table:table-cell>
              <table:table-cell office:value-type="float" office:value="1038">
                <text:p>1038</text:p>
              </table:table-cell>
              <table:table-cell office:value-type="float" office:value="1045">
                <text:p>1045</text:p>
              </table:table-cell>
              <table:table-cell office:value-type="float" office:value="1051">
                <text:p>1051</text:p>
              </table:table-cell>
              <table:table-cell office:value-type="float" office:value="1053">
                <text:p>1053</text:p>
              </table:table-cell>
              <table:table-cell office:value-type="float" office:value="1067">
                <text:p>1067</text:p>
              </table:table-cell>
              <table:table-cell office:value-type="float" office:value="1085">
                <text:p>1085</text:p>
              </table:table-cell>
              <table:table-cell office:value-type="float" office:value="1085">
                <text:p>1085</text:p>
              </table:table-cell>
              <table:table-cell office:value-type="float" office:value="1088">
                <text:p>1088</text:p>
              </table:table-cell>
              <table:table-cell office:value-type="float" office:value="1091">
                <text:p>1091</text:p>
              </table:table-cell>
              <table:table-cell office:value-type="float" office:value="1095">
                <text:p>1095</text:p>
              </table:table-cell>
              <table:table-cell office:value-type="float" office:value="1095">
                <text:p>1095</text:p>
              </table:table-cell>
              <table:table-cell office:value-type="float" office:value="1115">
                <text:p>1115</text:p>
              </table:table-cell>
              <table:table-cell office:value-type="float" office:value="1115">
                <text:p>1115</text:p>
              </table:table-cell>
              <table:table-cell office:value-type="float" office:value="1119">
                <text:p>1119</text:p>
              </table:table-cell>
              <table:table-cell office:value-type="float" office:value="1133">
                <text:p>1133</text:p>
              </table:table-cell>
              <table:table-cell office:value-type="float" office:value="1136">
                <text:p>1136</text:p>
              </table:table-cell>
              <table:table-cell office:value-type="float" office:value="1159">
                <text:p>1159</text:p>
              </table:table-cell>
              <table:table-cell office:value-type="float" office:value="1161">
                <text:p>1161</text:p>
              </table:table-cell>
              <table:table-cell office:value-type="float" office:value="1164">
                <text:p>1164</text:p>
              </table:table-cell>
              <table:table-cell office:value-type="float" office:value="1173">
                <text:p>1173</text:p>
              </table:table-cell>
              <table:table-cell office:value-type="float" office:value="1176">
                <text:p>1176</text:p>
              </table:table-cell>
              <table:table-cell office:value-type="float" office:value="1193">
                <text:p>1193</text:p>
              </table:table-cell>
              <table:table-cell office:value-type="float" office:value="1196">
                <text:p>1196</text:p>
              </table:table-cell>
              <table:table-cell office:value-type="float" office:value="1204">
                <text:p>1204</text:p>
              </table:table-cell>
              <table:table-cell office:value-type="float" office:value="1204">
                <text:p>1204</text:p>
              </table:table-cell>
              <table:table-cell office:value-type="float" office:value="1209">
                <text:p>1209</text:p>
              </table:table-cell>
              <table:table-cell office:value-type="float" office:value="1219">
                <text:p>1219</text:p>
              </table:table-cell>
              <table:table-cell office:value-type="float" office:value="1223">
                <text:p>1223</text:p>
              </table:table-cell>
              <table:table-cell office:value-type="float" office:value="1229">
                <text:p>1229</text:p>
              </table:table-cell>
              <table:table-cell office:value-type="float" office:value="1238">
                <text:p>1238</text:p>
              </table:table-cell>
              <table:table-cell office:value-type="float" office:value="1259">
                <text:p>1259</text:p>
              </table:table-cell>
              <table:table-cell office:value-type="float" office:value="1267">
                <text:p>1267</text:p>
              </table:table-cell>
              <table:table-cell office:value-type="float" office:value="1271">
                <text:p>1271</text:p>
              </table:table-cell>
              <table:table-cell office:value-type="float" office:value="1277">
                <text:p>1277</text:p>
              </table:table-cell>
              <table:table-cell office:value-type="float" office:value="1279">
                <text:p>1279</text:p>
              </table:table-cell>
              <table:table-cell office:value-type="float" office:value="1281">
                <text:p>1281</text:p>
              </table:table-cell>
              <table:table-cell office:value-type="float" office:value="1305">
                <text:p>1305</text:p>
              </table:table-cell>
              <table:table-cell office:value-type="float" office:value="1309">
                <text:p>1309</text:p>
              </table:table-cell>
              <table:table-cell office:value-type="float" office:value="1310">
                <text:p>1310</text:p>
              </table:table-cell>
              <table:table-cell office:value-type="float" office:value="1350">
                <text:p>1350</text:p>
              </table:table-cell>
              <table:table-cell office:value-type="float" office:value="1357">
                <text:p>1357</text:p>
              </table:table-cell>
              <table:table-cell office:value-type="float" office:value="1366">
                <text:p>1366</text:p>
              </table:table-cell>
              <table:table-cell office:value-type="float" office:value="1367">
                <text:p>1367</text:p>
              </table:table-cell>
              <table:table-cell office:value-type="float" office:value="1367">
                <text:p>1367</text:p>
              </table:table-cell>
              <table:table-cell office:value-type="float" office:value="1372">
                <text:p>1372</text:p>
              </table:table-cell>
              <table:table-cell office:value-type="float" office:value="1383">
                <text:p>1383</text:p>
              </table:table-cell>
              <table:table-cell office:value-type="float" office:value="1394">
                <text:p>1394</text:p>
              </table:table-cell>
              <table:table-cell office:value-type="float" office:value="1407">
                <text:p>1407</text:p>
              </table:table-cell>
              <table:table-cell office:value-type="float" office:value="1410">
                <text:p>1410</text:p>
              </table:table-cell>
              <table:table-cell office:value-type="float" office:value="1429">
                <text:p>1429</text:p>
              </table:table-cell>
              <table:table-cell office:value-type="float" office:value="1429">
                <text:p>1429</text:p>
              </table:table-cell>
              <table:table-cell office:value-type="float" office:value="1441">
                <text:p>1441</text:p>
              </table:table-cell>
              <table:table-cell office:value-type="float" office:value="1442">
                <text:p>1442</text:p>
              </table:table-cell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1454">
                <text:p>1454</text:p>
              </table:table-cell>
              <table:table-cell office:value-type="float" office:value="1469">
                <text:p>1469</text:p>
              </table:table-cell>
              <table:table-cell office:value-type="float" office:value="1471">
                <text:p>1471</text:p>
              </table:table-cell>
              <table:table-cell office:value-type="float" office:value="1508">
                <text:p>1508</text:p>
              </table:table-cell>
              <table:table-cell office:value-type="float" office:value="1523">
                <text:p>1523</text:p>
              </table:table-cell>
              <table:table-cell office:value-type="float" office:value="1525">
                <text:p>1525</text:p>
              </table:table-cell>
              <table:table-cell office:value-type="float" office:value="1531">
                <text:p>1531</text:p>
              </table:table-cell>
              <table:table-cell office:value-type="float" office:value="1567">
                <text:p>1567</text:p>
              </table:table-cell>
              <table:table-cell office:value-type="float" office:value="1574">
                <text:p>1574</text:p>
              </table:table-cell>
              <table:table-cell office:value-type="float" office:value="1583">
                <text:p>1583</text:p>
              </table:table-cell>
              <table:table-cell office:value-type="float" office:value="1600">
                <text:p>1600</text:p>
              </table:table-cell>
              <table:table-cell office:value-type="float" office:value="1604">
                <text:p>1604</text:p>
              </table:table-cell>
              <table:table-cell office:value-type="float" office:value="1612">
                <text:p>1612</text:p>
              </table:table-cell>
              <table:table-cell office:value-type="float" office:value="1629">
                <text:p>1629</text:p>
              </table:table-cell>
              <table:table-cell office:value-type="float" office:value="1642">
                <text:p>1642</text:p>
              </table:table-cell>
              <table:table-cell office:value-type="float" office:value="1644">
                <text:p>1644</text:p>
              </table:table-cell>
              <table:table-cell office:value-type="float" office:value="1661">
                <text:p>1661</text:p>
              </table:table-cell>
              <table:table-cell office:value-type="float" office:value="1703">
                <text:p>1703</text:p>
              </table:table-cell>
              <table:table-cell office:value-type="float" office:value="1714">
                <text:p>1714</text:p>
              </table:table-cell>
              <table:table-cell office:value-type="float" office:value="1772">
                <text:p>1772</text:p>
              </table:table-cell>
              <table:table-cell office:value-type="float" office:value="1776">
                <text:p>1776</text:p>
              </table:table-cell>
              <table:table-cell office:value-type="float" office:value="1819">
                <text:p>1819</text:p>
              </table:table-cell>
              <table:table-cell office:value-type="float" office:value="1819">
                <text:p>1819</text:p>
              </table:table-cell>
              <table:table-cell office:value-type="float" office:value="1819">
                <text:p>1819</text:p>
              </table:table-cell>
              <table:table-cell office:value-type="float" office:value="1842">
                <text:p>1842</text:p>
              </table:table-cell>
              <table:table-cell office:value-type="float" office:value="1877">
                <text:p>1877</text:p>
              </table:table-cell>
              <table:table-cell office:value-type="float" office:value="1877">
                <text:p>1877</text:p>
              </table:table-cell>
              <table:table-cell office:value-type="float" office:value="1878">
                <text:p>1878</text:p>
              </table:table-cell>
              <table:table-cell office:value-type="float" office:value="1881">
                <text:p>1881</text:p>
              </table:table-cell>
              <table:table-cell office:value-type="float" office:value="1920">
                <text:p>1920</text:p>
              </table:table-cell>
              <table:table-cell office:value-type="float" office:value="1923">
                <text:p>1923</text:p>
              </table:table-cell>
              <table:table-cell office:value-type="float" office:value="1955">
                <text:p>1955</text:p>
              </table:table-cell>
              <table:table-cell office:value-type="float" office:value="1978">
                <text:p>1978</text:p>
              </table:table-cell>
              <table:table-cell office:value-type="float" office:value="2013">
                <text:p>2013</text:p>
              </table:table-cell>
              <table:table-cell office:value-type="float" office:value="2022">
                <text:p>2022</text:p>
              </table:table-cell>
              <table:table-cell office:value-type="float" office:value="2067">
                <text:p>2067</text:p>
              </table:table-cell>
              <table:table-cell office:value-type="float" office:value="2075">
                <text:p>2075</text:p>
              </table:table-cell>
              <table:table-cell office:value-type="float" office:value="2129">
                <text:p>2129</text:p>
              </table:table-cell>
              <table:table-cell office:value-type="float" office:value="2133">
                <text:p>2133</text:p>
              </table:table-cell>
              <table:table-cell office:value-type="float" office:value="2164">
                <text:p>2164</text:p>
              </table:table-cell>
              <table:table-cell office:value-type="float" office:value="2165">
                <text:p>2165</text:p>
              </table:table-cell>
              <table:table-cell office:value-type="float" office:value="2186">
                <text:p>2186</text:p>
              </table:table-cell>
              <table:table-cell office:value-type="float" office:value="2212">
                <text:p>2212</text:p>
              </table:table-cell>
              <table:table-cell office:value-type="float" office:value="2227">
                <text:p>2227</text:p>
              </table:table-cell>
              <table:table-cell office:value-type="float" office:value="2230">
                <text:p>2230</text:p>
              </table:table-cell>
              <table:table-cell office:value-type="float" office:value="2246">
                <text:p>2246</text:p>
              </table:table-cell>
              <table:table-cell office:value-type="float" office:value="2254">
                <text:p>2254</text:p>
              </table:table-cell>
              <table:table-cell office:value-type="float" office:value="2270">
                <text:p>2270</text:p>
              </table:table-cell>
              <table:table-cell office:value-type="float" office:value="2284">
                <text:p>2284</text:p>
              </table:table-cell>
              <table:table-cell office:value-type="float" office:value="2307">
                <text:p>2307</text:p>
              </table:table-cell>
              <table:table-cell office:value-type="float" office:value="2311">
                <text:p>2311</text:p>
              </table:table-cell>
              <table:table-cell office:value-type="float" office:value="2334">
                <text:p>2334</text:p>
              </table:table-cell>
              <table:table-cell office:value-type="float" office:value="2365">
                <text:p>2365</text:p>
              </table:table-cell>
              <table:table-cell office:value-type="float" office:value="2386">
                <text:p>2386</text:p>
              </table:table-cell>
              <table:table-cell office:value-type="float" office:value="2392">
                <text:p>2392</text:p>
              </table:table-cell>
              <table:table-cell office:value-type="float" office:value="2472">
                <text:p>2472</text:p>
              </table:table-cell>
              <table:table-cell office:value-type="float" office:value="2472">
                <text:p>2472</text:p>
              </table:table-cell>
              <table:table-cell office:value-type="float" office:value="2546">
                <text:p>2546</text:p>
              </table:table-cell>
              <table:table-cell office:value-type="float" office:value="2555">
                <text:p>2555</text:p>
              </table:table-cell>
              <table:table-cell office:value-type="float" office:value="2604">
                <text:p>2604</text:p>
              </table:table-cell>
              <table:table-cell office:value-type="float" office:value="2625">
                <text:p>2625</text:p>
              </table:table-cell>
              <table:table-cell office:value-type="float" office:value="2631">
                <text:p>2631</text:p>
              </table:table-cell>
              <table:table-cell office:value-type="float" office:value="2641">
                <text:p>2641</text:p>
              </table:table-cell>
              <table:table-cell office:value-type="float" office:value="2685">
                <text:p>2685</text:p>
              </table:table-cell>
              <table:table-cell office:value-type="float" office:value="2688">
                <text:p>2688</text:p>
              </table:table-cell>
              <table:table-cell office:value-type="float" office:value="2709">
                <text:p>2709</text:p>
              </table:table-cell>
              <table:table-cell office:value-type="float" office:value="2743">
                <text:p>2743</text:p>
              </table:table-cell>
              <table:table-cell office:value-type="float" office:value="2831">
                <text:p>2831</text:p>
              </table:table-cell>
              <table:table-cell office:value-type="float" office:value="2948">
                <text:p>2948</text:p>
              </table:table-cell>
              <table:table-cell office:value-type="float" office:value="2960">
                <text:p>2960</text:p>
              </table:table-cell>
              <table:table-cell office:value-type="float" office:value="3101">
                <text:p>3101</text:p>
              </table:table-cell>
              <table:table-cell office:value-type="float" office:value="3138">
                <text:p>3138</text:p>
              </table:table-cell>
              <table:table-cell office:value-type="float" office:value="3158">
                <text:p>3158</text:p>
              </table:table-cell>
              <table:table-cell office:value-type="float" office:value="3226">
                <text:p>3226</text:p>
              </table:table-cell>
              <table:table-cell office:value-type="float" office:value="3268">
                <text:p>3268</text:p>
              </table:table-cell>
              <table:table-cell office:value-type="float" office:value="3285">
                <text:p>3285</text:p>
              </table:table-cell>
              <table:table-cell office:value-type="float" office:value="3332">
                <text:p>3332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II X[L]</text:p>
                <draw:g>
                  <svg:desc>task3_3.A2:task3_3.A2</svg:desc>
                </draw:g>
              </table:table-cell>
              <table:table-cell office:value-type="float" office:value="1164">
                <text:p>1164</text:p>
                <draw:g>
                  <svg:desc>task3_3.B2:task3_3.FS2</svg:desc>
                </draw:g>
              </table:table-cell>
              <table:table-cell office:value-type="float" office:value="1209">
                <text:p>1209</text:p>
              </table:table-cell>
              <table:table-cell office:value-type="float" office:value="1504">
                <text:p>1504</text:p>
              </table:table-cell>
              <table:table-cell office:value-type="float" office:value="1394">
                <text:p>1394</text:p>
              </table:table-cell>
              <table:table-cell office:value-type="float" office:value="2113">
                <text:p>2113</text:p>
              </table:table-cell>
              <table:table-cell office:value-type="float" office:value="2212">
                <text:p>2212</text:p>
              </table:table-cell>
              <table:table-cell office:value-type="float" office:value="2474">
                <text:p>2474</text:p>
              </table:table-cell>
              <table:table-cell office:value-type="float" office:value="3275">
                <text:p>3275</text:p>
              </table:table-cell>
              <table:table-cell office:value-type="float" office:value="2762">
                <text:p>2762</text:p>
              </table:table-cell>
              <table:table-cell office:value-type="float" office:value="2772">
                <text:p>2772</text:p>
              </table:table-cell>
              <table:table-cell office:value-type="float" office:value="3550">
                <text:p>3550</text:p>
              </table:table-cell>
              <table:table-cell office:value-type="float" office:value="3018">
                <text:p>3018</text:p>
              </table:table-cell>
              <table:table-cell office:value-type="float" office:value="3570">
                <text:p>3570</text:p>
              </table:table-cell>
              <table:table-cell office:value-type="float" office:value="3089">
                <text:p>3089</text:p>
              </table:table-cell>
              <table:table-cell office:value-type="float" office:value="3474">
                <text:p>3474</text:p>
              </table:table-cell>
              <table:table-cell office:value-type="float" office:value="3521">
                <text:p>3521</text:p>
              </table:table-cell>
              <table:table-cell office:value-type="float" office:value="3636">
                <text:p>3636</text:p>
              </table:table-cell>
              <table:table-cell office:value-type="float" office:value="2987">
                <text:p>2987</text:p>
              </table:table-cell>
              <table:table-cell office:value-type="float" office:value="4209">
                <text:p>4209</text:p>
              </table:table-cell>
              <table:table-cell office:value-type="float" office:value="4252">
                <text:p>4252</text:p>
              </table:table-cell>
              <table:table-cell office:value-type="float" office:value="3739">
                <text:p>3739</text:p>
              </table:table-cell>
              <table:table-cell office:value-type="float" office:value="4278">
                <text:p>4278</text:p>
              </table:table-cell>
              <table:table-cell office:value-type="float" office:value="4349">
                <text:p>4349</text:p>
              </table:table-cell>
              <table:table-cell office:value-type="float" office:value="4369">
                <text:p>4369</text:p>
              </table:table-cell>
              <table:table-cell office:value-type="float" office:value="3217">
                <text:p>3217</text:p>
              </table:table-cell>
              <table:table-cell office:value-type="float" office:value="4458">
                <text:p>4458</text:p>
              </table:table-cell>
              <table:table-cell office:value-type="float" office:value="3989">
                <text:p>3989</text:p>
              </table:table-cell>
              <table:table-cell office:value-type="float" office:value="3348">
                <text:p>3348</text:p>
              </table:table-cell>
              <table:table-cell office:value-type="float" office:value="4663">
                <text:p>4663</text:p>
              </table:table-cell>
              <table:table-cell office:value-type="float" office:value="3459">
                <text:p>3459</text:p>
              </table:table-cell>
              <table:table-cell office:value-type="float" office:value="4171">
                <text:p>4171</text:p>
              </table:table-cell>
              <table:table-cell office:value-type="float" office:value="4235">
                <text:p>4235</text:p>
              </table:table-cell>
              <table:table-cell office:value-type="float" office:value="4286">
                <text:p>4286</text:p>
              </table:table-cell>
              <table:table-cell office:value-type="float" office:value="3661">
                <text:p>3661</text:p>
              </table:table-cell>
              <table:table-cell office:value-type="float" office:value="3689">
                <text:p>3689</text:p>
              </table:table-cell>
              <table:table-cell office:value-type="float" office:value="4902">
                <text:p>4902</text:p>
              </table:table-cell>
              <table:table-cell office:value-type="float" office:value="4907">
                <text:p>4907</text:p>
              </table:table-cell>
              <table:table-cell office:value-type="float" office:value="3654">
                <text:p>3654</text:p>
              </table:table-cell>
              <table:table-cell office:value-type="float" office:value="4421">
                <text:p>4421</text:p>
              </table:table-cell>
              <table:table-cell office:value-type="float" office:value="4995">
                <text:p>4995</text:p>
              </table:table-cell>
              <table:table-cell office:value-type="float" office:value="4344">
                <text:p>4344</text:p>
              </table:table-cell>
              <table:table-cell office:value-type="float" office:value="3840">
                <text:p>3840</text:p>
              </table:table-cell>
              <table:table-cell office:value-type="float" office:value="4532">
                <text:p>4532</text:p>
              </table:table-cell>
              <table:table-cell office:value-type="float" office:value="3891">
                <text:p>3891</text:p>
              </table:table-cell>
              <table:table-cell office:value-type="float" office:value="9360">
                <text:p>9360</text:p>
              </table:table-cell>
              <table:table-cell office:value-type="float" office:value="5158">
                <text:p>5158</text:p>
              </table:table-cell>
              <table:table-cell office:value-type="float" office:value="4029">
                <text:p>4029</text:p>
              </table:table-cell>
              <table:table-cell office:value-type="float" office:value="4252">
                <text:p>4252</text:p>
              </table:table-cell>
              <table:table-cell office:value-type="float" office:value="5242">
                <text:p>5242</text:p>
              </table:table-cell>
              <table:table-cell office:value-type="float" office:value="5252">
                <text:p>5252</text:p>
              </table:table-cell>
              <table:table-cell office:value-type="float" office:value="3984">
                <text:p>3984</text:p>
              </table:table-cell>
              <table:table-cell office:value-type="float" office:value="4070">
                <text:p>4070</text:p>
              </table:table-cell>
              <table:table-cell office:value-type="float" office:value="5350">
                <text:p>5350</text:p>
              </table:table-cell>
              <table:table-cell office:value-type="float" office:value="4150">
                <text:p>4150</text:p>
              </table:table-cell>
              <table:table-cell office:value-type="float" office:value="5365">
                <text:p>5365</text:p>
              </table:table-cell>
              <table:table-cell office:value-type="float" office:value="4885">
                <text:p>4885</text:p>
              </table:table-cell>
              <table:table-cell office:value-type="float" office:value="4232">
                <text:p>4232</text:p>
              </table:table-cell>
              <table:table-cell office:value-type="float" office:value="4239">
                <text:p>4239</text:p>
              </table:table-cell>
              <table:table-cell office:value-type="float" office:value="4333">
                <text:p>4333</text:p>
              </table:table-cell>
              <table:table-cell office:value-type="float" office:value="4344">
                <text:p>4344</text:p>
              </table:table-cell>
              <table:table-cell office:value-type="float" office:value="4380">
                <text:p>4380</text:p>
              </table:table-cell>
              <table:table-cell office:value-type="float" office:value="4309">
                <text:p>4309</text:p>
              </table:table-cell>
              <table:table-cell office:value-type="float" office:value="4462">
                <text:p>4462</text:p>
              </table:table-cell>
              <table:table-cell office:value-type="float" office:value="5135">
                <text:p>5135</text:p>
              </table:table-cell>
              <table:table-cell office:value-type="float" office:value="5704">
                <text:p>5704</text:p>
              </table:table-cell>
              <table:table-cell office:value-type="float" office:value="4419">
                <text:p>4419</text:p>
              </table:table-cell>
              <table:table-cell office:value-type="float" office:value="4525">
                <text:p>4525</text:p>
              </table:table-cell>
              <table:table-cell office:value-type="float" office:value="4563">
                <text:p>4563</text:p>
              </table:table-cell>
              <table:table-cell office:value-type="float" office:value="4581">
                <text:p>4581</text:p>
              </table:table-cell>
              <table:table-cell office:value-type="float" office:value="5804">
                <text:p>5804</text:p>
              </table:table-cell>
              <table:table-cell office:value-type="float" office:value="4556">
                <text:p>4556</text:p>
              </table:table-cell>
              <table:table-cell office:value-type="float" office:value="4726">
                <text:p>4726</text:p>
              </table:table-cell>
              <table:table-cell office:value-type="float" office:value="4755">
                <text:p>4755</text:p>
              </table:table-cell>
              <table:table-cell office:value-type="float" office:value="5434">
                <text:p>5434</text:p>
              </table:table-cell>
              <table:table-cell office:value-type="float" office:value="4713">
                <text:p>4713</text:p>
              </table:table-cell>
              <table:table-cell office:value-type="float" office:value="6006">
                <text:p>6006</text:p>
              </table:table-cell>
              <table:table-cell office:value-type="float" office:value="4811">
                <text:p>4811</text:p>
              </table:table-cell>
              <table:table-cell office:value-type="float" office:value="4908">
                <text:p>4908</text:p>
              </table:table-cell>
              <table:table-cell office:value-type="float" office:value="4923">
                <text:p>4923</text:p>
              </table:table-cell>
              <table:table-cell office:value-type="float" office:value="4927">
                <text:p>4927</text:p>
              </table:table-cell>
              <table:table-cell office:value-type="float" office:value="5088">
                <text:p>5088</text:p>
              </table:table-cell>
              <table:table-cell office:value-type="float" office:value="5778">
                <text:p>5778</text:p>
              </table:table-cell>
              <table:table-cell office:value-type="float" office:value="5154">
                <text:p>5154</text:p>
              </table:table-cell>
              <table:table-cell office:value-type="float" office:value="6357">
                <text:p>6357</text:p>
              </table:table-cell>
              <table:table-cell office:value-type="float" office:value="5156">
                <text:p>5156</text:p>
              </table:table-cell>
              <table:table-cell office:value-type="float" office:value="5178">
                <text:p>5178</text:p>
              </table:table-cell>
              <table:table-cell office:value-type="float" office:value="5222">
                <text:p>5222</text:p>
              </table:table-cell>
              <table:table-cell office:value-type="float" office:value="5929">
                <text:p>5929</text:p>
              </table:table-cell>
              <table:table-cell office:value-type="float" office:value="5318">
                <text:p>5318</text:p>
              </table:table-cell>
              <table:table-cell office:value-type="float" office:value="5991">
                <text:p>5991</text:p>
              </table:table-cell>
              <table:table-cell office:value-type="float" office:value="6605">
                <text:p>6605</text:p>
              </table:table-cell>
              <table:table-cell office:value-type="float" office:value="5404">
                <text:p>5404</text:p>
              </table:table-cell>
              <table:table-cell office:value-type="float" office:value="5452">
                <text:p>5452</text:p>
              </table:table-cell>
              <table:table-cell office:value-type="float" office:value="6659">
                <text:p>6659</text:p>
              </table:table-cell>
              <table:table-cell office:value-type="float" office:value="5489">
                <text:p>5489</text:p>
              </table:table-cell>
              <table:table-cell office:value-type="float" office:value="5489">
                <text:p>5489</text:p>
              </table:table-cell>
              <table:table-cell office:value-type="float" office:value="5418">
                <text:p>5418</text:p>
              </table:table-cell>
              <table:table-cell office:value-type="float" office:value="6229">
                <text:p>6229</text:p>
              </table:table-cell>
              <table:table-cell office:value-type="float" office:value="5574">
                <text:p>5574</text:p>
              </table:table-cell>
              <table:table-cell office:value-type="float" office:value="5719">
                <text:p>5719</text:p>
              </table:table-cell>
              <table:table-cell office:value-type="float" office:value="5695">
                <text:p>5695</text:p>
              </table:table-cell>
              <table:table-cell office:value-type="float" office:value="6450">
                <text:p>6450</text:p>
              </table:table-cell>
              <table:table-cell office:value-type="float" office:value="6475">
                <text:p>6475</text:p>
              </table:table-cell>
              <table:table-cell office:value-type="float" office:value="5956">
                <text:p>5956</text:p>
              </table:table-cell>
              <table:table-cell office:value-type="float" office:value="5985">
                <text:p>5985</text:p>
              </table:table-cell>
              <table:table-cell office:value-type="float" office:value="6021">
                <text:p>6021</text:p>
              </table:table-cell>
              <table:table-cell office:value-type="float" office:value="6750">
                <text:p>6750</text:p>
              </table:table-cell>
              <table:table-cell office:value-type="float" office:value="6104">
                <text:p>6104</text:p>
              </table:table-cell>
              <table:table-cell office:value-type="float" office:value="6138">
                <text:p>6138</text:p>
              </table:table-cell>
              <table:table-cell office:value-type="float" office:value="6119">
                <text:p>6119</text:p>
              </table:table-cell>
              <table:table-cell office:value-type="float" office:value="6257">
                <text:p>6257</text:p>
              </table:table-cell>
              <table:table-cell office:value-type="float" office:value="6929">
                <text:p>6929</text:p>
              </table:table-cell>
              <table:table-cell office:value-type="float" office:value="6334">
                <text:p>6334</text:p>
              </table:table-cell>
              <table:table-cell office:value-type="float" office:value="6416">
                <text:p>6416</text:p>
              </table:table-cell>
              <table:table-cell office:value-type="float" office:value="6546">
                <text:p>6546</text:p>
              </table:table-cell>
              <table:table-cell office:value-type="float" office:value="6692">
                <text:p>6692</text:p>
              </table:table-cell>
              <table:table-cell office:value-type="float" office:value="7454">
                <text:p>7454</text:p>
              </table:table-cell>
              <table:table-cell office:value-type="float" office:value="7626">
                <text:p>7626</text:p>
              </table:table-cell>
              <table:table-cell office:value-type="float" office:value="6965">
                <text:p>6965</text:p>
              </table:table-cell>
              <table:table-cell office:value-type="float" office:value="6965">
                <text:p>6965</text:p>
              </table:table-cell>
              <table:table-cell office:value-type="float" office:value="6973">
                <text:p>6973</text:p>
              </table:table-cell>
              <table:table-cell office:value-type="float" office:value="7195">
                <text:p>7195</text:p>
              </table:table-cell>
              <table:table-cell office:value-type="float" office:value="7195">
                <text:p>7195</text:p>
              </table:table-cell>
              <table:table-cell office:value-type="float" office:value="7117">
                <text:p>7117</text:p>
              </table:table-cell>
              <table:table-cell office:value-type="float" office:value="7211">
                <text:p>7211</text:p>
              </table:table-cell>
              <table:table-cell office:value-type="float" office:value="7369">
                <text:p>7369</text:p>
              </table:table-cell>
              <table:table-cell office:value-type="float" office:value="7382">
                <text:p>7382</text:p>
              </table:table-cell>
              <table:table-cell office:value-type="float" office:value="7509">
                <text:p>7509</text:p>
              </table:table-cell>
              <table:table-cell office:value-type="float" office:value="7599">
                <text:p>7599</text:p>
              </table:table-cell>
              <table:table-cell office:value-type="float" office:value="7739">
                <text:p>7739</text:p>
              </table:table-cell>
              <table:table-cell office:value-type="float" office:value="7776">
                <text:p>7776</text:p>
              </table:table-cell>
              <table:table-cell office:value-type="float" office:value="7872">
                <text:p>7872</text:p>
              </table:table-cell>
              <table:table-cell office:value-type="float" office:value="7989">
                <text:p>7989</text:p>
              </table:table-cell>
              <table:table-cell office:value-type="float" office:value="8204">
                <text:p>8204</text:p>
              </table:table-cell>
              <table:table-cell office:value-type="float" office:value="8219">
                <text:p>8219</text:p>
              </table:table-cell>
              <table:table-cell office:value-type="float" office:value="8345">
                <text:p>8345</text:p>
              </table:table-cell>
              <table:table-cell office:value-type="float" office:value="8348">
                <text:p>8348</text:p>
              </table:table-cell>
              <table:table-cell office:value-type="float" office:value="8434">
                <text:p>8434</text:p>
              </table:table-cell>
              <table:table-cell office:value-type="float" office:value="9211">
                <text:p>9211</text:p>
              </table:table-cell>
              <table:table-cell office:value-type="float" office:value="8595">
                <text:p>8595</text:p>
              </table:table-cell>
              <table:table-cell office:value-type="float" office:value="8610">
                <text:p>8610</text:p>
              </table:table-cell>
              <table:table-cell office:value-type="float" office:value="8672">
                <text:p>8672</text:p>
              </table:table-cell>
              <table:table-cell office:value-type="float" office:value="8704">
                <text:p>8704</text:p>
              </table:table-cell>
              <table:table-cell office:value-type="float" office:value="9296">
                <text:p>9296</text:p>
              </table:table-cell>
              <table:table-cell office:value-type="float" office:value="8825">
                <text:p>8825</text:p>
              </table:table-cell>
              <table:table-cell office:value-type="float" office:value="9592">
                <text:p>9592</text:p>
              </table:table-cell>
              <table:table-cell office:value-type="float" office:value="8934">
                <text:p>8934</text:p>
              </table:table-cell>
              <table:table-cell office:value-type="float" office:value="9026">
                <text:p>9026</text:p>
              </table:table-cell>
              <table:table-cell office:value-type="float" office:value="9675">
                <text:p>9675</text:p>
              </table:table-cell>
              <table:table-cell office:value-type="float" office:value="8981">
                <text:p>8981</text:p>
              </table:table-cell>
              <table:table-cell office:value-type="float" office:value="9256">
                <text:p>9256</text:p>
              </table:table-cell>
              <table:table-cell office:value-type="float" office:value="9578">
                <text:p>9578</text:p>
              </table:table-cell>
              <table:table-cell office:value-type="float" office:value="9575">
                <text:p>9575</text:p>
              </table:table-cell>
              <table:table-cell office:value-type="float" office:value="9873">
                <text:p>9873</text:p>
              </table:table-cell>
              <table:table-cell office:value-type="float" office:value="9907">
                <text:p>9907</text:p>
              </table:table-cell>
              <table:table-cell office:value-type="float" office:value="10103">
                <text:p>10103</text:p>
              </table:table-cell>
              <table:table-cell office:value-type="float" office:value="10188">
                <text:p>10188</text:p>
              </table:table-cell>
              <table:table-cell office:value-type="float" office:value="10211">
                <text:p>10211</text:p>
              </table:table-cell>
              <table:table-cell office:value-type="float" office:value="10252">
                <text:p>10252</text:p>
              </table:table-cell>
              <table:table-cell office:value-type="float" office:value="10429">
                <text:p>10429</text:p>
              </table:table-cell>
              <table:table-cell office:value-type="float" office:value="10441">
                <text:p>10441</text:p>
              </table:table-cell>
              <table:table-cell office:value-type="float" office:value="10526">
                <text:p>10526</text:p>
              </table:table-cell>
              <table:table-cell office:value-type="float" office:value="10659">
                <text:p>10659</text:p>
              </table:table-cell>
              <table:table-cell office:value-type="float" office:value="11011">
                <text:p>11011</text:p>
              </table:table-cell>
              <table:table-cell office:value-type="float" office:value="11482">
                <text:p>11482</text:p>
              </table:table-cell>
              <table:table-cell office:value-type="float" office:value="11529">
                <text:p>11529</text:p>
              </table:table-cell>
              <table:table-cell office:value-type="float" office:value="12091">
                <text:p>12091</text:p>
              </table:table-cell>
              <table:table-cell office:value-type="float" office:value="12241">
                <text:p>12241</text:p>
              </table:table-cell>
              <table:table-cell office:value-type="float" office:value="12321">
                <text:p>12321</text:p>
              </table:table-cell>
              <table:table-cell office:value-type="float" office:value="12594">
                <text:p>12594</text:p>
              </table:table-cell>
              <table:table-cell office:value-type="float" office:value="12759">
                <text:p>12759</text:p>
              </table:table-cell>
              <table:table-cell office:value-type="float" office:value="12827">
                <text:p>12827</text:p>
              </table:table-cell>
              <table:table-cell office:value-type="float" office:value="13016">
                <text:p>13016</text:p>
              </table:table-cell>
              <table:table-cell office:value-type="float" office:value="13242">
                <text:p>13242</text:p>
              </table:table-cell>
            </table:table-row>
            <table:table-row>
              <table:table-cell office:value-type="string">
                <text:p>II X[L]*</text:p>
                <draw:g>
                  <svg:desc>task3_3.A3:task3_3.A3</svg:desc>
                </draw:g>
              </table:table-cell>
              <table:table-cell office:value-type="float" office:value="444.15833490921">
                <text:p>444.15833490921</text:p>
                <draw:g>
                  <svg:desc>task3_3.B3:task3_3.FS3</svg:desc>
                </draw:g>
              </table:table-cell>
              <table:table-cell office:value-type="float" office:value="1163.08638362338">
                <text:p>1163.08638362338</text:p>
              </table:table-cell>
              <table:table-cell office:value-type="float" office:value="1497.29697182369">
                <text:p>1497.29697182369</text:p>
              </table:table-cell>
              <table:table-cell office:value-type="float" office:value="2088.84850417707">
                <text:p>2088.84850417707</text:p>
              </table:table-cell>
              <table:table-cell office:value-type="float" office:value="2147.09141220208">
                <text:p>2147.09141220208</text:p>
              </table:table-cell>
              <table:table-cell office:value-type="float" office:value="2250.41540180839">
                <text:p>2250.41540180839</text:p>
              </table:table-cell>
              <table:table-cell office:value-type="float" office:value="2519.33927275362">
                <text:p>2519.33927275362</text:p>
              </table:table-cell>
              <table:table-cell office:value-type="float" office:value="2779.33275981356">
                <text:p>2779.33275981356</text:p>
              </table:table-cell>
              <table:table-cell office:value-type="float" office:value="2807.0714035584">
                <text:p>2807.0714035584</text:p>
              </table:table-cell>
              <table:table-cell office:value-type="float" office:value="2814.98786752203">
                <text:p>2814.98786752203</text:p>
              </table:table-cell>
              <table:table-cell office:value-type="float" office:value="3050.72637178915">
                <text:p>3050.72637178915</text:p>
              </table:table-cell>
              <table:table-cell office:value-type="float" office:value="3058.52802639583">
                <text:p>3058.52802639583</text:p>
              </table:table-cell>
              <table:table-cell office:value-type="float" office:value="3070.22395595343">
                <text:p>3070.22395595343</text:p>
              </table:table-cell>
              <table:table-cell office:value-type="float" office:value="3124.70211576153">
                <text:p>3124.70211576153</text:p>
              </table:table-cell>
              <table:table-cell office:value-type="float" office:value="3497.78348547202">
                <text:p>3497.78348547202</text:p>
              </table:table-cell>
              <table:table-cell office:value-type="float" office:value="3539.63895234263">
                <text:p>3539.63895234263</text:p>
              </table:table-cell>
              <table:table-cell office:value-type="float" office:value="3649.57256162675">
                <text:p>3649.57256162675</text:p>
              </table:table-cell>
              <table:table-cell office:value-type="float" office:value="3664.68983900511">
                <text:p>3664.68983900511</text:p>
              </table:table-cell>
              <table:table-cell office:value-type="float" office:value="3683.57103872528">
                <text:p>3683.57103872528</text:p>
              </table:table-cell>
              <table:table-cell office:value-type="float" office:value="3725.05001223369">
                <text:p>3725.05001223369</text:p>
              </table:table-cell>
              <table:table-cell office:value-type="float" office:value="3747.64067478542">
                <text:p>3747.64067478542</text:p>
              </table:table-cell>
              <table:table-cell office:value-type="float" office:value="3747.64067478542">
                <text:p>3747.64067478542</text:p>
              </table:table-cell>
              <table:table-cell office:value-type="float" office:value="3815.26995869524">
                <text:p>3815.26995869524</text:p>
              </table:table-cell>
              <table:table-cell office:value-type="float" office:value="3834.01837280062">
                <text:p>3834.01837280062</text:p>
              </table:table-cell>
              <table:table-cell office:value-type="float" office:value="3878.94907121819">
                <text:p>3878.94907121819</text:p>
              </table:table-cell>
              <table:table-cell office:value-type="float" office:value="3916.32151524324">
                <text:p>3916.32151524324</text:p>
              </table:table-cell>
              <table:table-cell office:value-type="float" office:value="3979.71146076789">
                <text:p>3979.71146076789</text:p>
              </table:table-cell>
              <table:table-cell office:value-type="float" office:value="4080.02731726987">
                <text:p>4080.02731726987</text:p>
              </table:table-cell>
              <table:table-cell office:value-type="float" office:value="4105.96407872117">
                <text:p>4105.96407872117</text:p>
              </table:table-cell>
              <table:table-cell office:value-type="float" office:value="4105.96407872117">
                <text:p>4105.96407872117</text:p>
              </table:table-cell>
              <table:table-cell office:value-type="float" office:value="4150.36030278476">
                <text:p>4150.36030278476</text:p>
              </table:table-cell>
              <table:table-cell office:value-type="float" office:value="4209.42585660912">
                <text:p>4209.42585660912</text:p>
              </table:table-cell>
              <table:table-cell office:value-type="float" office:value="4257.30947861701">
                <text:p>4257.30947861701</text:p>
              </table:table-cell>
              <table:table-cell office:value-type="float" office:value="4290.4042424782">
                <text:p>4290.4042424782</text:p>
              </table:table-cell>
              <table:table-cell office:value-type="float" office:value="4316.11360790905">
                <text:p>4316.11360790905</text:p>
              </table:table-cell>
              <table:table-cell office:value-type="float" office:value="4327.12366265954">
                <text:p>4327.12366265954</text:p>
              </table:table-cell>
              <table:table-cell office:value-type="float" office:value="4330.79258624002">
                <text:p>4330.79258624002</text:p>
              </table:table-cell>
              <table:table-cell office:value-type="float" office:value="4363.78839010226">
                <text:p>4363.78839010226</text:p>
              </table:table-cell>
              <table:table-cell office:value-type="float" office:value="4378.4391064768">
                <text:p>4378.4391064768</text:p>
              </table:table-cell>
              <table:table-cell office:value-type="float" office:value="4411.37178842155">
                <text:p>4411.37178842155</text:p>
              </table:table-cell>
              <table:table-cell office:value-type="float" office:value="4425.99465590279">
                <text:p>4425.99465590279</text:p>
              </table:table-cell>
              <table:table-cell office:value-type="float" office:value="4455.21496601967">
                <text:p>4455.21496601967</text:p>
              </table:table-cell>
              <table:table-cell office:value-type="float" office:value="4480.75512386147">
                <text:p>4480.75512386147</text:p>
              </table:table-cell>
              <table:table-cell office:value-type="float" office:value="4502.62633280994">
                <text:p>4502.62633280994</text:p>
              </table:table-cell>
              <table:table-cell office:value-type="float" office:value="4509.91258329944">
                <text:p>4509.91258329944</text:p>
              </table:table-cell>
              <table:table-cell office:value-type="float" office:value="4560.85866459143">
                <text:p>4560.85866459143</text:p>
              </table:table-cell>
              <table:table-cell office:value-type="float" office:value="4626.21427157818">
                <text:p>4626.21427157818</text:p>
              </table:table-cell>
              <table:table-cell office:value-type="float" office:value="4626.21427157818">
                <text:p>4626.21427157818</text:p>
              </table:table-cell>
              <table:table-cell office:value-type="float" office:value="4637.09104875413">
                <text:p>4637.09104875413</text:p>
              </table:table-cell>
              <table:table-cell office:value-type="float" office:value="4647.96334307847">
                <text:p>4647.96334307847</text:p>
              </table:table-cell>
              <table:table-cell office:value-type="float" office:value="4662.45278666008">
                <text:p>4662.45278666008</text:p>
              </table:table-cell>
              <table:table-cell office:value-type="float" office:value="4662.45278666008">
                <text:p>4662.45278666008</text:p>
              </table:table-cell>
              <table:table-cell office:value-type="float" office:value="4734.78199768303">
                <text:p>4734.78199768303</text:p>
              </table:table-cell>
              <table:table-cell office:value-type="float" office:value="4734.78199768303">
                <text:p>4734.78199768303</text:p>
              </table:table-cell>
              <table:table-cell office:value-type="float" office:value="4749.22446656199">
                <text:p>4749.22446656199</text:p>
              </table:table-cell>
              <table:table-cell office:value-type="float" office:value="4799.71254875748">
                <text:p>4799.71254875748</text:p>
              </table:table-cell>
              <table:table-cell office:value-type="float" office:value="4810.51925484852">
                <text:p>4810.51925484852</text:p>
              </table:table-cell>
              <table:table-cell office:value-type="float" office:value="4893.22989419964">
                <text:p>4893.22989419964</text:p>
              </table:table-cell>
              <table:table-cell office:value-type="float" office:value="4900.41046287925">
                <text:p>4900.41046287925</text:p>
              </table:table-cell>
              <table:table-cell office:value-type="float" office:value="4911.17785004892">
                <text:p>4911.17785004892</text:p>
              </table:table-cell>
              <table:table-cell office:value-type="float" office:value="4943.45517208772">
                <text:p>4943.45517208772</text:p>
              </table:table-cell>
              <table:table-cell office:value-type="float" office:value="4954.20604023705">
                <text:p>4954.20604023705</text:p>
              </table:table-cell>
              <table:table-cell office:value-type="float" office:value="5015.05054281333">
                <text:p>5015.05054281333</text:p>
              </table:table-cell>
              <table:table-cell office:value-type="float" office:value="5025.77430582016">
                <text:p>5025.77430582016</text:p>
              </table:table-cell>
              <table:table-cell office:value-type="float" office:value="5054.35138154865">
                <text:p>5054.35138154865</text:p>
              </table:table-cell>
              <table:table-cell office:value-type="float" office:value="5054.35138154865">
                <text:p>5054.35138154865</text:p>
              </table:table-cell>
              <table:table-cell office:value-type="float" office:value="5072.19763150919">
                <text:p>5072.19763150919</text:p>
              </table:table-cell>
              <table:table-cell office:value-type="float" office:value="5107.85709112926">
                <text:p>5107.85709112926</text:p>
              </table:table-cell>
              <table:table-cell office:value-type="float" office:value="5122.10861370369">
                <text:p>5122.10861370369</text:p>
              </table:table-cell>
              <table:table-cell office:value-type="float" office:value="5143.47284277443">
                <text:p>5143.47284277443</text:p>
              </table:table-cell>
              <table:table-cell office:value-type="float" office:value="5175.48998676531">
                <text:p>5175.48998676531</text:p>
              </table:table-cell>
              <table:table-cell office:value-type="float" office:value="5250.06190030018">
                <text:p>5250.06190030018</text:p>
              </table:table-cell>
              <table:table-cell office:value-type="float" office:value="5278.42119952387">
                <text:p>5278.42119952387</text:p>
              </table:table-cell>
              <table:table-cell office:value-type="float" office:value="5292.59080267439">
                <text:p>5292.59080267439</text:p>
              </table:table-cell>
              <table:table-cell office:value-type="float" office:value="5313.83271742926">
                <text:p>5313.83271742926</text:p>
              </table:table-cell>
              <table:table-cell office:value-type="float" office:value="5320.9100370276">
                <text:p>5320.9100370276</text:p>
              </table:table-cell>
              <table:table-cell office:value-type="float" office:value="5327.98570227219">
                <text:p>5327.98570227219</text:p>
              </table:table-cell>
              <table:table-cell office:value-type="float" office:value="5412.76571636991">
                <text:p>5412.76571636991</text:p>
              </table:table-cell>
              <table:table-cell office:value-type="float" office:value="5426.87295314489">
                <text:p>5426.87295314489</text:p>
              </table:table-cell>
              <table:table-cell office:value-type="float" office:value="5430.39875467497">
                <text:p>5430.39875467497</text:p>
              </table:table-cell>
              <table:table-cell office:value-type="float" office:value="5571.10458546123">
                <text:p>5571.10458546123</text:p>
              </table:table-cell>
              <table:table-cell office:value-type="float" office:value="5595.66355831838">
                <text:p>5595.66355831838</text:p>
              </table:table-cell>
              <table:table-cell office:value-type="float" office:value="5627.21157666713">
                <text:p>5627.21157666713</text:p>
              </table:table-cell>
              <table:table-cell office:value-type="float" office:value="5630.71499044282">
                <text:p>5630.71499044282</text:p>
              </table:table-cell>
              <table:table-cell office:value-type="float" office:value="5630.71499044282">
                <text:p>5630.71499044282</text:p>
              </table:table-cell>
              <table:table-cell office:value-type="float" office:value="5648.22631875263">
                <text:p>5648.22631875263</text:p>
              </table:table-cell>
              <table:table-cell office:value-type="float" office:value="5686.71772243579">
                <text:p>5686.71772243579</text:p>
              </table:table-cell>
              <table:table-cell office:value-type="float" office:value="5725.16338237796">
                <text:p>5725.16338237796</text:p>
              </table:table-cell>
              <table:table-cell office:value-type="float" office:value="5770.54075351843">
                <text:p>5770.54075351843</text:p>
              </table:table-cell>
              <table:table-cell office:value-type="float" office:value="5781.00353484972">
                <text:p>5781.00353484972</text:p>
              </table:table-cell>
              <table:table-cell office:value-type="float" office:value="5847.19087589804">
                <text:p>5847.19087589804</text:p>
              </table:table-cell>
              <table:table-cell office:value-type="float" office:value="5847.19087589804">
                <text:p>5847.19087589804</text:p>
              </table:table-cell>
              <table:table-cell office:value-type="float" office:value="5888.92555774087">
                <text:p>5888.92555774087</text:p>
              </table:table-cell>
              <table:table-cell office:value-type="float" office:value="5892.40109707662">
                <text:p>5892.40109707662</text:p>
              </table:table-cell>
              <table:table-cell office:value-type="float" office:value="5920.192464394">
                <text:p>5920.192464394</text:p>
              </table:table-cell>
              <table:table-cell office:value-type="float" office:value="5920.192464394">
                <text:p>5920.192464394</text:p>
              </table:table-cell>
              <table:table-cell office:value-type="float" office:value="5934.07954613541">
                <text:p>5934.07954613541</text:p>
              </table:table-cell>
              <table:table-cell office:value-type="float" office:value="5986.10539079554">
                <text:p>5986.10539079554</text:p>
              </table:table-cell>
              <table:table-cell office:value-type="float" office:value="5993.03615347935">
                <text:p>5993.03615347935</text:p>
              </table:table-cell>
              <table:table-cell office:value-type="float" office:value="6121.00346238786">
                <text:p>6121.00346238786</text:p>
              </table:table-cell>
              <table:table-cell office:value-type="float" office:value="6172.74786481458">
                <text:p>6172.74786481458</text:p>
              </table:table-cell>
              <table:table-cell office:value-type="float" office:value="6179.64134712976">
                <text:p>6179.64134712976</text:p>
              </table:table-cell>
              <table:table-cell office:value-type="float" office:value="6200.31369337543">
                <text:p>6200.31369337543</text:p>
              </table:table-cell>
              <table:table-cell office:value-type="float" office:value="6324.09537766431">
                <text:p>6324.09537766431</text:p>
              </table:table-cell>
              <table:table-cell office:value-type="float" office:value="6348.11439879854">
                <text:p>6348.11439879854</text:p>
              </table:table-cell>
              <table:table-cell office:value-type="float" office:value="6378.97255068257">
                <text:p>6378.97255068257</text:p>
              </table:table-cell>
              <table:table-cell office:value-type="float" office:value="6437.18877547269">
                <text:p>6437.18877547269</text:p>
              </table:table-cell>
              <table:table-cell office:value-type="float" office:value="6450.87324010999">
                <text:p>6450.87324010999</text:p>
              </table:table-cell>
              <table:table-cell office:value-type="float" office:value="6478.2268810266">
                <text:p>6478.2268810266</text:p>
              </table:table-cell>
              <table:table-cell office:value-type="float" office:value="6536.28614995301">
                <text:p>6536.28614995301</text:p>
              </table:table-cell>
              <table:table-cell office:value-type="float" office:value="6580.6232831779">
                <text:p>6580.6232831779</text:p>
              </table:table-cell>
              <table:table-cell office:value-type="float" office:value="6587.43971342763">
                <text:p>6587.43971342763</text:p>
              </table:table-cell>
              <table:table-cell office:value-type="float" office:value="6645.32949399412">
                <text:p>6645.32949399412</text:p>
              </table:table-cell>
              <table:table-cell office:value-type="float" office:value="6787.97399069466">
                <text:p>6787.97399069466</text:p>
              </table:table-cell>
              <table:table-cell office:value-type="float" office:value="6825.24589900884">
                <text:p>6825.24589900884</text:p>
              </table:table-cell>
              <table:table-cell office:value-type="float" office:value="7021.18549335333">
                <text:p>7021.18549335333</text:p>
              </table:table-cell>
              <table:table-cell office:value-type="float" office:value="7034.66289413204">
                <text:p>7034.66289413204</text:p>
              </table:table-cell>
              <table:table-cell office:value-type="float" office:value="7179.26077151462">
                <text:p>7179.26077151462</text:p>
              </table:table-cell>
              <table:table-cell office:value-type="float" office:value="7179.26077151462">
                <text:p>7179.26077151462</text:p>
              </table:table-cell>
              <table:table-cell office:value-type="float" office:value="7179.26077151462">
                <text:p>7179.26077151462</text:p>
              </table:table-cell>
              <table:table-cell office:value-type="float" office:value="7256.39352035633">
                <text:p>7256.39352035633</text:p>
              </table:table-cell>
              <table:table-cell office:value-type="float" office:value="7373.49410181451">
                <text:p>7373.49410181451</text:p>
              </table:table-cell>
              <table:table-cell office:value-type="float" office:value="7373.49410181451">
                <text:p>7373.49410181451</text:p>
              </table:table-cell>
              <table:table-cell office:value-type="float" office:value="7376.83500907305">
                <text:p>7376.83500907305</text:p>
              </table:table-cell>
              <table:table-cell office:value-type="float" office:value="7386.85613579091">
                <text:p>7386.85613579091</text:p>
              </table:table-cell>
              <table:table-cell office:value-type="float" office:value="7516.91494496173">
                <text:p>7516.91494496173</text:p>
              </table:table-cell>
              <table:table-cell office:value-type="float" office:value="7526.90301576566">
                <text:p>7526.90301576566</text:p>
              </table:table-cell>
              <table:table-cell office:value-type="float" office:value="7633.29833406231">
                <text:p>7633.29833406231</text:p>
              </table:table-cell>
              <table:table-cell office:value-type="float" office:value="7709.60905755687">
                <text:p>7709.60905755687</text:p>
              </table:table-cell>
              <table:table-cell office:value-type="float" office:value="7825.48033677495">
                <text:p>7825.48033677495</text:p>
              </table:table-cell>
              <table:table-cell office:value-type="float" office:value="7855.22694581209">
                <text:p>7855.22694581209</text:p>
              </table:table-cell>
              <table:table-cell office:value-type="float" office:value="8003.66516885451">
                <text:p>8003.66516885451</text:p>
              </table:table-cell>
              <table:table-cell office:value-type="float" office:value="8030.00333848266">
                <text:p>8030.00333848266</text:p>
              </table:table-cell>
              <table:table-cell office:value-type="float" office:value="8207.39233729677">
                <text:p>8207.39233729677</text:p>
              </table:table-cell>
              <table:table-cell office:value-type="float" office:value="8220.5053118295">
                <text:p>8220.5053118295</text:p>
              </table:table-cell>
              <table:table-cell office:value-type="float" office:value="8322.00682923564">
                <text:p>8322.00682923564</text:p>
              </table:table-cell>
              <table:table-cell office:value-type="float" office:value="8325.2774369741">
                <text:p>8325.2774369741</text:p>
              </table:table-cell>
              <table:table-cell office:value-type="float" office:value="8393.90821349817">
                <text:p>8393.90821349817</text:p>
              </table:table-cell>
              <table:table-cell office:value-type="float" office:value="8478.74330009921">
                <text:p>8478.74330009921</text:p>
              </table:table-cell>
              <table:table-cell office:value-type="float" office:value="8527.61873554418">
                <text:p>8527.61873554418</text:p>
              </table:table-cell>
              <table:table-cell office:value-type="float" office:value="8537.38790737629">
                <text:p>8537.38790737629</text:p>
              </table:table-cell>
              <table:table-cell office:value-type="float" office:value="8589.45705052057">
                <text:p>8589.45705052057</text:p>
              </table:table-cell>
              <table:table-cell office:value-type="float" office:value="8615.47080900497">
                <text:p>8615.47080900497</text:p>
              </table:table-cell>
              <table:table-cell office:value-type="float" office:value="8667.45698239106">
                <text:p>8667.45698239106</text:p>
              </table:table-cell>
              <table:table-cell office:value-type="float" office:value="8712.89995444047">
                <text:p>8712.89995444047</text:p>
              </table:table-cell>
              <table:table-cell office:value-type="float" office:value="8787.46603708849">
                <text:p>8787.46603708849</text:p>
              </table:table-cell>
              <table:table-cell office:value-type="float" office:value="8800.42267881534">
                <text:p>8800.42267881534</text:p>
              </table:table-cell>
              <table:table-cell office:value-type="float" office:value="8874.85851637368">
                <text:p>8874.85851637368</text:p>
              </table:table-cell>
              <table:table-cell office:value-type="float" office:value="8975.01191887389">
                <text:p>8975.01191887389</text:p>
              </table:table-cell>
              <table:table-cell office:value-type="float" office:value="9042.74618769084">
                <text:p>9042.74618769084</text:p>
              </table:table-cell>
              <table:table-cell office:value-type="float" office:value="9062.08243689109">
                <text:p>9062.08243689109</text:p>
              </table:table-cell>
              <table:table-cell office:value-type="float" office:value="9319.21439202934">
                <text:p>9319.21439202934</text:p>
              </table:table-cell>
              <table:table-cell office:value-type="float" office:value="9319.21439202934">
                <text:p>9319.21439202934</text:p>
              </table:table-cell>
              <table:table-cell office:value-type="float" office:value="9555.95528724334">
                <text:p>9555.95528724334</text:p>
              </table:table-cell>
              <table:table-cell office:value-type="float" office:value="9584.67739106012">
                <text:p>9584.67739106012</text:p>
              </table:table-cell>
              <table:table-cell office:value-type="float" office:value="9740.78957885886">
                <text:p>9740.78957885886</text:p>
              </table:table-cell>
              <table:table-cell office:value-type="float" office:value="9807.55998894399">
                <text:p>9807.55998894399</text:p>
              </table:table-cell>
              <table:table-cell office:value-type="float" office:value="9826.62255750193">
                <text:p>9826.62255750193</text:p>
              </table:table-cell>
              <table:table-cell office:value-type="float" office:value="9858.37907318831">
                <text:p>9858.37907318831</text:p>
              </table:table-cell>
              <table:table-cell office:value-type="float" office:value="9997.89528022754">
                <text:p>9997.89528022754</text:p>
              </table:table-cell>
              <table:table-cell office:value-type="float" office:value="10007.3952437454">
                <text:p>10007.3952437454</text:p>
              </table:table-cell>
              <table:table-cell office:value-type="float" office:value="10073.850721847">
                <text:p>10073.850721847</text:p>
              </table:table-cell>
              <table:table-cell office:value-type="float" office:value="10181.2824043922">
                <text:p>10181.2824043922</text:p>
              </table:table-cell>
              <table:table-cell office:value-type="float" office:value="10458.4240912885">
                <text:p>10458.4240912885</text:p>
              </table:table-cell>
              <table:table-cell office:value-type="float" office:value="10824.9139625034">
                <text:p>10824.9139625034</text:p>
              </table:table-cell>
              <table:table-cell office:value-type="float" office:value="10862.3783732604">
                <text:p>10862.3783732604</text:p>
              </table:table-cell>
              <table:table-cell office:value-type="float" office:value="11300.9125050391">
                <text:p>11300.9125050391</text:p>
              </table:table-cell>
              <table:table-cell office:value-type="float" office:value="11415.4902724339">
                <text:p>11415.4902724339</text:p>
              </table:table-cell>
              <table:table-cell office:value-type="float" office:value="11477.3400037124">
                <text:p>11477.3400037124</text:p>
              </table:table-cell>
              <table:table-cell office:value-type="float" office:value="11687.1937808683">
                <text:p>11687.1937808683</text:p>
              </table:table-cell>
              <table:table-cell office:value-type="float" office:value="11816.4784569534">
                <text:p>11816.4784569534</text:p>
              </table:table-cell>
              <table:table-cell office:value-type="float" office:value="11868.7372066112">
                <text:p>11868.7372066112</text:p>
              </table:table-cell>
              <table:table-cell office:value-type="float" office:value="12013.0076766342">
                <text:p>12013.0076766342</text:p>
              </table:table-cell>
              <table:table-cell office:value-type="float" office:value="12184.5080079609">
                <text:p>12184.50800796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